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075cm" svg:height="0.962cm" svg:x="6.258cm" svg:y="1.108cm">
          <draw:text-box>
            <text:p><text:span text:style-name="T1">Maternity Phase 2 Flowchart</text:span></text:p>
          </draw:text-box>
        </draw:frame>
        <draw:line draw:style-name="gr2" draw:text-style-name="P2" draw:layer="layout" svg:x1="7.995cm" svg:y1="2.513cm" svg:x2="7.995cm" svg:y2="3.402cm">
          <text:p/>
        </draw:line>
        <draw:custom-shape draw:style-name="gr3" draw:text-style-name="P3" xml:id="id1" draw:id="id1" draw:layer="layout" svg:width="3.532cm" svg:height="1.281cm" svg:x="6.229cm" svg:y="3.402cm">
          <text:p text:style-name="P2"><text:span text:style-name="T2">Logged in user and</text:span></text:p>
          <text:p text:style-name="P2"><text:span text:style-name="T2">Registered 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3.73cm" svg:height="0.862cm" svg:x="6.13cm" svg:y="5.48cm">
          <text:p text:style-name="P2"><text:span text:style-name="T2">Patient Dashboard</text:span></text:p>
          <draw:enhanced-geometry svg:viewBox="0 0 21600 21600" draw:glue-points="?f6 0 10800 ?f8 ?f11 10800 ?f9 21600 10800 ?f10 ?f5 10800" draw:text-areas="?f3 ?f3 ?f4 ?f4" draw:type="parallelogram" draw:modifiers="2423.188405797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svg:x1="7.995cm" svg:y1="4.683cm" svg:x2="7.995cm" svg:y2="5.48cm" draw:start-shape="id1" draw:start-glue-point="8" draw:end-shape="id2" draw:end-glue-point="5" svg:d="m7995 4683v797">
          <text:p/>
        </draw:connector>
        <draw:custom-shape draw:style-name="gr3" draw:text-style-name="P3" xml:id="id6" draw:id="id6" draw:layer="layout" svg:width="3.095cm" svg:height="1.778cm" svg:x="6.448cm" svg:y="9.312cm">
          <text:p text:style-name="P2"><text:span text:style-name="T2">Baby</text:span></text:p>
          <text:p text:style-name="P2"><text:span text:style-name="T2">Delivery</text:span></text:p>
          <text:p text:style-name="P2"><text:span text:style-name="T2">Detail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4" draw:id="id14" draw:layer="layout" svg:width="3.095cm" svg:height="1.778cm" svg:x="6.448cm" svg:y="11.712cm">
          <text:p text:style-name="P2"><text:span text:style-name="T2">Baby Alive</text:span></text:p>
          <text:p text:style-name="P2"><text:span text:style-name="T2">Count &gt;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0" draw:id="id10" draw:layer="layout" svg:width="3.095cm" svg:height="1.778cm" svg:x="6.449cm" svg:y="6.931cm">
          <text:p text:style-name="P2"><text:span text:style-name="T2">Mother</text:span></text:p>
          <text:p text:style-name="P2"><text:span text:style-name="T2">Admission</text:span></text:p>
          <text:p text:style-name="P2"><text:span text:style-name="T2">Detail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2" draw:id="id12" draw:layer="layout" svg:width="3.095cm" svg:height="1.778cm" svg:x="6.45cm" svg:y="14.071cm">
          <text:p text:style-name="P2"><text:span text:style-name="T2">Update</text:span></text:p>
          <text:p text:style-name="P2"><text:span text:style-name="T2">Mother's</text:span></text:p>
          <text:p text:style-name="P2"><text:span text:style-name="T2">Outcom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3" draw:id="id3" draw:layer="layout" svg:width="3.095cm" svg:height="1.778cm" svg:x="6.452cm" svg:y="21.062cm">
          <text:p text:style-name="P2"><text:span text:style-name="T2">Mother's</text:span></text:p>
          <text:p text:style-name="P2"><text:span text:style-name="T2">baby that was in</text:span></text:p>
          <text:p text:style-name="P2"><text:span text:style-name="T2">Kangaro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4" draw:id="id4" draw:layer="layout" svg:width="3.095cm" svg:height="1.778cm" svg:x="10.295cm" svg:y="21.062cm">
          <text:p text:style-name="P2"><text:span text:style-name="T2">Kangaroo</text:span></text:p>
          <text:p text:style-name="P2"><text:span text:style-name="T2">Revie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9.547cm" svg:y1="21.951cm" svg:x2="10.295cm" svg:y2="21.951cm" draw:start-shape="id3" draw:start-glue-point="7" draw:end-shape="id4" draw:end-glue-point="5" svg:d="m9547 21951h748">
          <text:p/>
        </draw:connector>
        <draw:custom-shape draw:style-name="gr3" draw:text-style-name="P3" xml:id="id5" draw:id="id5" draw:layer="layout" svg:width="3.095cm" svg:height="1.778cm" svg:x="6.453cm" svg:y="23.612cm">
          <text:p text:style-name="P2"><text:span text:style-name="T2">Don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8cm" svg:y1="22.84cm" svg:x2="8.001cm" svg:y2="23.612cm" draw:start-shape="id3" draw:start-glue-point="6" draw:end-shape="id5" draw:end-glue-point="4" svg:d="m8000 22840v387h1v385">
          <text:p/>
        </draw:connector>
        <draw:custom-shape draw:style-name="gr3" draw:text-style-name="P3" xml:id="id7" draw:id="id7" draw:layer="layout" svg:width="3.175cm" svg:height="1.651cm" svg:x="2.302cm" svg:y="9.376cm">
          <text:p text:style-name="P2"><text:span text:style-name="T2">[1]</text:span></text:p>
          <text:p text:style-name="P2"><text:span text:style-name="T2">Capture Baby</text:span></text:p>
          <text:p text:style-name="P2"><text:span text:style-name="T2">Delivery Detail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6.448cm" svg:y1="10.201cm" svg:x2="5.477cm" svg:y2="10.201cm" draw:start-shape="id6" draw:start-glue-point="5" draw:end-shape="id7" svg:d="m6448 10201h-971">
          <text:p/>
        </draw:connector>
        <draw:connector draw:style-name="gr2" draw:text-style-name="P2" draw:layer="layout" draw:line-skew="-0.044cm" svg:x1="2.302cm" svg:y1="10.201cm" svg:x2="6.339cm" svg:y2="5.911cm" draw:start-shape="id7" draw:start-glue-point="3" draw:end-shape="id2" draw:end-glue-point="9" svg:d="m2302 10201h-546v-4290h4583">
          <text:p/>
        </draw:connector>
        <draw:custom-shape draw:style-name="gr3" draw:text-style-name="P3" xml:id="id9" draw:id="id9" draw:layer="layout" svg:width="3.175cm" svg:height="1.651cm" svg:x="14.302cm" svg:y="14.135cm">
          <text:p text:style-name="P2"><text:span text:style-name="T2">[2]</text:span></text:p>
          <text:p text:style-name="P2"><text:span text:style-name="T2">Update Baby</text:span></text:p>
          <text:p text:style-name="P2"><text:span text:style-name="T2">Delivery Outcom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3.095cm" svg:height="1.778cm" svg:x="10.295cm" svg:y="14.071cm">
          <text:p text:style-name="P2"><text:span text:style-name="T2">Baby</text:span></text:p>
          <text:p text:style-name="P2"><text:span text:style-name="T2">Delivery</text:span></text:p>
          <text:p text:style-name="P2"><text:span text:style-name="T2">Outcom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13.39cm" svg:y1="14.96cm" svg:x2="14.302cm" svg:y2="14.96cm" draw:start-shape="id8" draw:start-glue-point="7" draw:end-shape="id9" draw:end-glue-point="3" svg:d="m13390 14960h912">
          <text:p/>
        </draw:connector>
        <draw:connector draw:style-name="gr2" draw:text-style-name="P2" draw:layer="layout" svg:x1="7.995cm" svg:y1="6.342cm" svg:x2="7.997cm" svg:y2="6.931cm" draw:start-shape="id2" draw:start-glue-point="8" draw:end-shape="id10" draw:end-glue-point="4" svg:d="m7995 6342v295h2v294">
          <text:p/>
        </draw:connector>
        <draw:connector draw:style-name="gr2" draw:text-style-name="P2" draw:layer="layout" svg:x1="7.997cm" svg:y1="8.709cm" svg:x2="7.996cm" svg:y2="9.312cm" draw:start-shape="id10" draw:start-glue-point="6" draw:end-shape="id6" draw:end-glue-point="4" svg:d="m7997 8709v302h-1v301">
          <text:p/>
        </draw:connector>
        <draw:custom-shape draw:style-name="gr3" draw:text-style-name="P3" xml:id="id11" draw:id="id11" draw:layer="layout" svg:width="3.175cm" svg:height="1.651cm" svg:x="2.303cm" svg:y="6.995cm">
          <text:p text:style-name="P2"><text:span text:style-name="T2">[3]</text:span></text:p>
          <text:p text:style-name="P2"><text:span text:style-name="T2">Capture Mother's</text:span></text:p>
          <text:p text:style-name="P2"><text:span text:style-name="T2">Admission Detail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6.449cm" svg:y1="7.82cm" svg:x2="5.478cm" svg:y2="7.82cm" draw:start-shape="id10" draw:start-glue-point="5" draw:end-shape="id11" draw:end-glue-point="1" svg:d="m6449 7820h-971">
          <text:p/>
        </draw:connector>
        <draw:connector draw:style-name="gr2" draw:text-style-name="P2" draw:layer="layout" draw:line-skew="-0.045cm" svg:x1="2.303cm" svg:y1="7.82cm" svg:x2="6.339cm" svg:y2="5.911cm" draw:start-shape="id11" draw:start-glue-point="3" draw:end-shape="id2" draw:end-glue-point="9" svg:d="m2303 7820h-547v-1909h4583">
          <text:p/>
        </draw:connector>
        <draw:custom-shape draw:style-name="gr3" draw:text-style-name="P3" xml:id="id13" draw:id="id13" draw:layer="layout" svg:width="3.175cm" svg:height="1.651cm" svg:x="2.303cm" svg:y="14.135cm">
          <text:p text:style-name="P2"><text:span text:style-name="T2">[4]</text:span></text:p>
          <text:p text:style-name="P2"><text:span text:style-name="T2">Update Mother's</text:span></text:p>
          <text:p text:style-name="P2"><text:span text:style-name="T2">Outcome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6.45cm" svg:y1="14.96cm" svg:x2="5.478cm" svg:y2="14.96cm" draw:start-shape="id12" draw:start-glue-point="5" draw:end-shape="id13" draw:end-glue-point="1" svg:d="m6450 14960h-972">
          <text:p/>
        </draw:connector>
        <draw:connector draw:style-name="gr2" draw:text-style-name="P2" draw:layer="layout" draw:line-skew="-0.045cm" svg:x1="2.303cm" svg:y1="14.96cm" svg:x2="6.339cm" svg:y2="5.911cm" draw:start-shape="id13" draw:start-glue-point="3" draw:end-shape="id2" draw:end-glue-point="9" svg:d="m2303 14960h-547v-9049h4583">
          <text:p/>
        </draw:connector>
        <draw:custom-shape draw:style-name="gr3" draw:text-style-name="P3" xml:id="id16" draw:id="id16" draw:layer="layout" svg:width="3.095cm" svg:height="1.778cm" svg:x="10.295cm" svg:y="16.574cm">
          <text:p text:style-name="P2"><text:span text:style-name="T2">Admit</text:span></text:p>
          <text:p text:style-name="P2"><text:span text:style-name="T2">Bab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7.996cm" svg:y1="11.09cm" svg:x2="7.996cm" svg:y2="11.712cm" draw:start-shape="id6" draw:start-glue-point="6" draw:end-shape="id14" draw:end-glue-point="4" svg:d="m7996 11090v622">
          <text:p/>
        </draw:connector>
        <draw:connector draw:style-name="gr2" draw:text-style-name="P2" draw:layer="layout" svg:x1="7.996cm" svg:y1="13.49cm" svg:x2="7.998cm" svg:y2="14.071cm" draw:start-shape="id14" draw:start-glue-point="6" draw:end-shape="id12" draw:end-glue-point="4" svg:d="m7996 13490v291h2v290">
          <text:p/>
        </draw:connector>
        <draw:custom-shape draw:style-name="gr3" draw:text-style-name="P3" xml:id="id15" draw:id="id15" draw:layer="layout" svg:width="2.921cm" svg:height="0.972cm" svg:x="10.382cm" svg:y="12.115cm">
          <text:p text:style-name="P2"><text:span text:style-name="T2">Select Task</text:span></text:p>
          <draw:enhanced-geometry svg:viewBox="0 0 21600 21600" draw:glue-points="?f6 0 10800 ?f8 ?f11 10800 ?f9 21600 10800 ?f10 ?f5 10800" draw:text-areas="?f3 ?f3 ?f4 ?f4" draw:type="parallelogram" draw:modifiers="2839.1971664698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svg:x1="9.543cm" svg:y1="12.601cm" svg:x2="10.574cm" svg:y2="12.601cm" draw:start-shape="id14" draw:start-glue-point="7" draw:end-shape="id15" draw:end-glue-point="9" svg:d="m9543 12601h1031">
          <text:p/>
        </draw:connector>
        <draw:connector draw:style-name="gr2" draw:text-style-name="P2" draw:layer="layout" svg:x1="11.843cm" svg:y1="13.087cm" svg:x2="11.843cm" svg:y2="14.071cm" draw:start-shape="id15" draw:start-glue-point="8" draw:end-shape="id8" draw:end-glue-point="4" svg:d="m11843 13087v984">
          <text:p/>
        </draw:connector>
        <draw:connector draw:style-name="gr2" draw:text-style-name="P2" draw:layer="layout" svg:x1="11.843cm" svg:y1="15.849cm" svg:x2="11.843cm" svg:y2="16.574cm" draw:start-shape="id8" draw:start-glue-point="6" draw:end-shape="id16" draw:end-glue-point="4" svg:d="m11843 15849v725">
          <text:p/>
        </draw:connector>
        <draw:connector draw:style-name="gr2" draw:text-style-name="P2" draw:layer="layout" svg:x1="7.998cm" svg:y1="15.849cm" svg:x2="8cm" svg:y2="21.062cm" draw:start-shape="id12" draw:start-glue-point="6" draw:end-shape="id3" draw:end-glue-point="4" svg:d="m7998 15849v2607h2v2606">
          <text:p/>
        </draw:connector>
        <draw:custom-shape draw:style-name="gr3" draw:text-style-name="P3" xml:id="id17" draw:id="id17" draw:layer="layout" svg:width="3.175cm" svg:height="1.651cm" svg:x="14.303cm" svg:y="16.638cm">
          <text:p text:style-name="P2"><text:span text:style-name="T2">[5]</text:span></text:p>
          <text:p text:style-name="P2"><text:span text:style-name="T2">Admit Baby to</text:span></text:p>
          <text:p text:style-name="P2"><text:span text:style-name="T2">Relevant ward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3.39cm" svg:y1="17.463cm" svg:x2="14.303cm" svg:y2="17.463cm" draw:start-shape="id16" draw:start-glue-point="7" draw:end-shape="id17" draw:end-glue-point="3" svg:d="m13390 17463h913">
          <text:p/>
        </draw:connector>
        <draw:custom-shape draw:style-name="gr3" draw:text-style-name="P3" xml:id="id18" draw:id="id18" draw:layer="layout" svg:width="3.095cm" svg:height="1.778cm" svg:x="10.295cm" svg:y="18.912cm">
          <text:p text:style-name="P2"><text:span text:style-name="T2">Don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11.843cm" svg:y1="18.352cm" svg:x2="11.843cm" svg:y2="18.912cm" draw:start-shape="id16" draw:start-glue-point="6" draw:end-shape="id18" draw:end-glue-point="4" svg:d="m11843 18352v560">
          <text:p/>
        </draw:connector>
        <draw:connector draw:style-name="gr2" draw:text-style-name="P2" draw:layer="layout" draw:line-skew="-2.794cm 4.447cm -0.013cm" svg:x1="11.843cm" svg:y1="22.84cm" svg:x2="8.001cm" svg:y2="23.612cm" draw:start-shape="id4" draw:start-glue-point="6" draw:end-shape="id5" draw:end-glue-point="4" svg:d="m11843 22840v258h-1445v0h-2397v514">
          <text:p/>
        </draw:connector>
        <draw:connector draw:style-name="gr2" draw:text-style-name="P2" draw:layer="layout" draw:line-skew="9.434cm" svg:x1="9.548cm" svg:y1="24.501cm" svg:x2="9.651cm" svg:y2="5.911cm" draw:start-shape="id5" draw:start-glue-point="7" draw:end-shape="id2" draw:end-glue-point="6" svg:d="m9548 24501h10248v-18590h-10145">
          <text:p/>
        </draw:connector>
        <draw:connector draw:style-name="gr2" draw:text-style-name="P2" draw:layer="layout" draw:line-skew="-0.38cm 5.905cm" svg:x1="11.843cm" svg:y1="20.69cm" svg:x2="9.651cm" svg:y2="5.911cm" draw:start-shape="id18" draw:start-glue-point="6" draw:end-shape="id2" draw:end-glue-point="6" svg:d="m11843 20690v122h7953v-14901h-10145">
          <text:p/>
        </draw:connector>
        <draw:connector draw:style-name="gr2" draw:text-style-name="P2" draw:layer="layout" draw:line-skew="4.889cm" svg:x1="13.39cm" svg:y1="19.801cm" svg:x2="13.111cm" svg:y2="12.601cm" draw:start-shape="id18" draw:start-glue-point="7" draw:end-shape="id15" draw:end-glue-point="6" svg:d="m13390 19801h5390v-7200h-5669">
          <text:p/>
        </draw:connector>
        <draw:connector draw:style-name="gr2" draw:text-style-name="P2" draw:layer="layout" svg:x1="15.889cm" svg:y1="14.135cm" svg:x2="13.111cm" svg:y2="12.601cm" draw:start-shape="id9" draw:start-glue-point="0" draw:end-shape="id15" draw:end-glue-point="6" svg:d="m15889 14135v-1534h-2778">
          <text:p/>
        </draw:connector>
        <draw:custom-shape draw:style-name="gr3" draw:text-style-name="P3" xml:id="id19" draw:id="id19" draw:layer="layout" svg:width="3.175cm" svg:height="1.651cm" svg:x="14.304cm" svg:y="21.126cm">
          <text:p text:style-name="P2"><text:span text:style-name="T2">[6]</text:span></text:p>
          <text:p text:style-name="P2"><text:span text:style-name="T2">Capture Kangaroo</text:span></text:p>
          <text:p text:style-name="P2"><text:span text:style-name="T2">Review Detail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3.39cm" svg:y1="21.951cm" svg:x2="14.304cm" svg:y2="21.951cm" draw:start-shape="id4" draw:start-glue-point="7" draw:end-shape="id19" draw:end-glue-point="3" svg:d="m13390 21951h914">
          <text:p/>
        </draw:connector>
        <draw:connector draw:style-name="gr2" draw:text-style-name="P2" draw:layer="layout" draw:line-skew="1.817cm" svg:x1="17.479cm" svg:y1="21.951cm" svg:x2="9.651cm" svg:y2="5.911cm" draw:start-shape="id19" draw:start-glue-point="1" draw:end-shape="id2" draw:end-glue-point="6" svg:d="m17479 21951h2317v-16040h-10145">
          <text:p/>
        </draw:connector>
        <draw:frame draw:style-name="gr1" draw:text-style-name="P4" draw:layer="layout" svg:width="1.074cm" svg:height="0.645cm" svg:x="5.688cm" svg:y="7.042cm">
          <draw:text-box>
            <text:p><text:span text:style-name="T3">Yes</text:span></text:p>
          </draw:text-box>
        </draw:frame>
        <draw:frame draw:style-name="gr1" draw:text-style-name="P4" draw:layer="layout" svg:width="0.951cm" svg:height="0.645cm" svg:x="7.988cm" svg:y="8.543cm">
          <draw:text-box>
            <text:p><text:span text:style-name="T3">No</text:span></text:p>
          </draw:text-box>
        </draw:frame>
        <draw:frame draw:style-name="gr1" draw:text-style-name="P4" draw:layer="layout" svg:width="1.074cm" svg:height="0.645cm" svg:x="5.688cm" svg:y="9.543cm">
          <draw:text-box>
            <text:p><text:span text:style-name="T3">Yes</text:span></text:p>
          </draw:text-box>
        </draw:frame>
        <draw:frame draw:style-name="gr1" draw:text-style-name="P4" draw:layer="layout" svg:width="1.074cm" svg:height="0.645cm" svg:x="9.288cm" svg:y="11.943cm">
          <draw:text-box>
            <text:p><text:span text:style-name="T3">Yes</text:span></text:p>
          </draw:text-box>
        </draw:frame>
        <draw:frame draw:style-name="gr1" draw:text-style-name="P4" draw:layer="layout" svg:width="1.074cm" svg:height="0.645cm" svg:x="12.888cm" svg:y="14.244cm">
          <draw:text-box>
            <text:p><text:span text:style-name="T3">Yes</text:span></text:p>
          </draw:text-box>
        </draw:frame>
        <draw:frame draw:style-name="gr1" draw:text-style-name="P4" draw:layer="layout" svg:width="1.074cm" svg:height="0.645cm" svg:x="12.888cm" svg:y="16.745cm">
          <draw:text-box>
            <text:p><text:span text:style-name="T3">Yes</text:span></text:p>
          </draw:text-box>
        </draw:frame>
        <draw:frame draw:style-name="gr1" draw:text-style-name="P4" draw:layer="layout" svg:width="1.074cm" svg:height="0.645cm" svg:x="12.888cm" svg:y="19.146cm">
          <draw:text-box>
            <text:p><text:span text:style-name="T3">Yes</text:span></text:p>
          </draw:text-box>
        </draw:frame>
        <draw:frame draw:style-name="gr1" draw:text-style-name="P4" draw:layer="layout" svg:width="1.074cm" svg:height="0.645cm" svg:x="12.888cm" svg:y="21.247cm">
          <draw:text-box>
            <text:p><text:span text:style-name="T3">Yes</text:span></text:p>
          </draw:text-box>
        </draw:frame>
        <draw:frame draw:style-name="gr1" draw:text-style-name="P4" draw:layer="layout" svg:width="1.074cm" svg:height="0.645cm" svg:x="9.288cm" svg:y="21.248cm">
          <draw:text-box>
            <text:p><text:span text:style-name="T3">Yes</text:span></text:p>
          </draw:text-box>
        </draw:frame>
        <draw:frame draw:style-name="gr1" draw:text-style-name="P4" draw:layer="layout" svg:width="1.074cm" svg:height="0.645cm" svg:x="5.688cm" svg:y="14.244cm">
          <draw:text-box>
            <text:p><text:span text:style-name="T3">Yes</text:span></text:p>
          </draw:text-box>
        </draw:frame>
        <draw:frame draw:style-name="gr1" draw:text-style-name="P4" draw:layer="layout" svg:width="0.951cm" svg:height="0.645cm" svg:x="7.989cm" svg:y="10.944cm">
          <draw:text-box>
            <text:p><text:span text:style-name="T3">No</text:span></text:p>
          </draw:text-box>
        </draw:frame>
        <draw:frame draw:style-name="gr1" draw:text-style-name="P4" draw:layer="layout" svg:width="0.951cm" svg:height="0.645cm" svg:x="7.99cm" svg:y="13.345cm">
          <draw:text-box>
            <text:p><text:span text:style-name="T3">No</text:span></text:p>
          </draw:text-box>
        </draw:frame>
        <draw:frame draw:style-name="gr1" draw:text-style-name="P4" draw:layer="layout" svg:width="0.951cm" svg:height="0.645cm" svg:x="7.991cm" svg:y="15.846cm">
          <draw:text-box>
            <text:p><text:span text:style-name="T3">No</text:span></text:p>
          </draw:text-box>
        </draw:frame>
        <draw:frame draw:style-name="gr1" draw:text-style-name="P4" draw:layer="layout" svg:width="0.951cm" svg:height="0.645cm" svg:x="8.192cm" svg:y="22.547cm">
          <draw:text-box>
            <text:p><text:span text:style-name="T3">No</text:span></text:p>
          </draw:text-box>
        </draw:frame>
        <draw:frame draw:style-name="gr1" draw:text-style-name="P4" draw:layer="layout" svg:width="0.951cm" svg:height="0.645cm" svg:x="8.193cm" svg:y="25.348cm">
          <draw:text-box>
            <text:p><text:span text:style-name="T3">No</text:span></text:p>
          </draw:text-box>
        </draw:frame>
        <draw:frame draw:style-name="gr1" draw:text-style-name="P4" draw:layer="layout" svg:width="0.951cm" svg:height="0.645cm" svg:x="11.793cm" svg:y="22.648cm">
          <draw:text-box>
            <text:p><text:span text:style-name="T3">No</text:span></text:p>
          </draw:text-box>
        </draw:frame>
        <draw:frame draw:style-name="gr1" draw:text-style-name="P4" draw:layer="layout" svg:width="0.951cm" svg:height="0.645cm" svg:x="12.194cm" svg:y="20.249cm">
          <draw:text-box>
            <text:p><text:span text:style-name="T3">No</text:span></text:p>
          </draw:text-box>
        </draw:frame>
        <draw:frame draw:style-name="gr1" draw:text-style-name="P4" draw:layer="layout" svg:width="0.951cm" svg:height="0.645cm" svg:x="11.895cm" svg:y="18.35cm">
          <draw:text-box>
            <text:p><text:span text:style-name="T3">No</text:span></text:p>
          </draw:text-box>
        </draw:frame>
        <draw:frame draw:style-name="gr1" draw:text-style-name="P4" draw:layer="layout" svg:width="0.951cm" svg:height="0.645cm" svg:x="11.896cm" svg:y="15.851cm">
          <draw:text-box>
            <text:p><text:span text:style-name="T3">No</text:span></text:p>
          </draw:text-box>
        </draw:frame>
        <draw:connector draw:style-name="gr2" draw:text-style-name="P2" draw:layer="layout" draw:line-skew="0.802cm" svg:x1="17.478cm" svg:y1="17.463cm" svg:x2="13.111cm" svg:y2="12.601cm" draw:start-shape="id17" draw:start-glue-point="1" draw:end-shape="id15" draw:end-glue-point="6" svg:d="m17478 17463h1302v-4862h-5669">
          <text:p/>
        </draw:connector>
        <draw:custom-shape draw:style-name="gr3" draw:text-style-name="P3" xml:id="id20" draw:id="id20" draw:layer="layout" svg:width="2.54cm" svg:height="0.889cm" svg:x="6.715cm" svg:y="26.051cm">
          <text:p text:style-name="P2"><text:span text:style-name="T2">Finish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2" draw:layer="layout" svg:x1="8.001cm" svg:y1="25.39cm" svg:x2="7.985cm" svg:y2="26.051cm" draw:start-shape="id5" draw:start-glue-point="6" draw:end-shape="id20" draw:end-glue-point="4" svg:d="m8001 25390v331h-16v330">
          <text:p/>
        </draw:connector>
      </draw:page>
      <draw:page draw:name="page2" draw:style-name="dp1" draw:master-page-name="Default">
        <draw:frame draw:style-name="gr1" draw:text-style-name="P1" draw:layer="layout" svg:width="9.075cm" svg:height="0.962cm" svg:x="6.259cm" svg:y="1.108cm">
          <draw:text-box>
            <text:p><text:span text:style-name="T1">Maternity Phase 2 Flowchart</text:span></text:p>
          </draw:text-box>
        </draw:frame>
        <draw:frame draw:style-name="gr1" draw:text-style-name="P5" draw:layer="layout" svg:width="8.122cm" svg:height="0.806cm" svg:x="6.734cm" svg:y="1.924cm">
          <draw:text-box>
            <text:p><text:span text:style-name="T4">1. Capture Baby Delivery Details</text:span></text:p>
          </draw:text-box>
        </draw:frame>
        <draw:custom-shape draw:style-name="gr3" draw:text-style-name="P3" xml:id="id21" draw:id="id21" draw:layer="layout" svg:width="3.443cm" svg:height="1.08cm" svg:x="1.234cm" svg:y="3.929cm">
          <text:p text:style-name="P2"><text:span text:style-name="T2">1.1. Given a mother </text:span></text:p>
          <text:p text:style-name="P2"><text:span text:style-name="T2">That has delive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955cm" svg:y1="2.813cm" svg:x2="2.955cm" svg:y2="3.956cm">
          <text:p/>
        </draw:line>
        <draw:custom-shape draw:style-name="gr3" draw:text-style-name="P3" xml:id="id22" draw:id="id22" draw:layer="layout" svg:width="3.384cm" svg:height="1.405cm" svg:x="1.263cm" svg:y="5.474cm">
          <text:p text:style-name="P2"><text:span text:style-name="T2">1.1.1</text:span></text:p>
          <text:p text:style-name="P2"><text:span text:style-name="T2">Get Number of babies</text:span></text:p>
          <text:p text:style-name="P2"><text:span text:style-name="T2"><text:s/></text:span><text:span text:style-name="T2">delivered?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.956cm" svg:y1="5.009cm" svg:x2="2.955cm" svg:y2="5.474cm" draw:start-shape="id21" draw:start-glue-point="8" draw:end-shape="id22" draw:end-glue-point="0" svg:d="m2956 5009v233h-1v232">
          <text:p/>
        </draw:connector>
        <draw:custom-shape draw:style-name="gr3" draw:text-style-name="P3" xml:id="id24" draw:id="id24" draw:layer="layout" svg:width="3.556cm" svg:height="0.635cm" svg:x="7.905cm" svg:y="4.222cm">
          <text:p text:style-name="P2"><text:span text:style-name="T2">Date of deliver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5" draw:id="id25" draw:layer="layout" svg:width="3.556cm" svg:height="0.635cm" svg:x="7.905cm" svg:y="5.362cm">
          <text:p text:style-name="P2"><text:span text:style-name="T2">Time of deliver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6" draw:id="id26" draw:layer="layout" svg:width="3.556cm" svg:height="0.635cm" svg:x="7.905cm" svg:y="6.503cm">
          <text:p text:style-name="P2"><text:span text:style-name="T2">Baby gen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7" draw:id="id27" draw:layer="layout" svg:width="3.619cm" svg:height="0.635cm" svg:x="7.874cm" svg:y="7.643cm">
          <text:p text:style-name="P2"><text:span text:style-name="T2">Birth weigh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8" draw:id="id28" draw:layer="layout" svg:width="3.556cm" svg:height="0.635cm" svg:x="7.905cm" svg:y="8.781cm">
          <text:p text:style-name="P2"><text:span text:style-name="T2">Time of deliver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3" draw:id="id23" draw:layer="layout" svg:width="3.095cm" svg:height="1.778cm" svg:x="1.408cm" svg:y="8.234cm">
          <text:p text:style-name="P2"><text:span text:style-name="T2">Baby</text:span></text:p>
          <text:p text:style-name="P2"><text:span text:style-name="T2">Number &gt; 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2.955cm" svg:y1="6.879cm" svg:x2="2.956cm" svg:y2="8.234cm" draw:start-shape="id22" draw:start-glue-point="2" draw:end-shape="id23" draw:end-glue-point="4" svg:d="m2955 6879v677h1v678">
          <text:p/>
        </draw:connector>
        <draw:connector draw:style-name="gr2" draw:text-style-name="P2" draw:layer="layout" svg:x1="9.683cm" svg:y1="4.857cm" svg:x2="9.683cm" svg:y2="5.362cm" draw:start-shape="id24" draw:start-glue-point="2" draw:end-shape="id25" draw:end-glue-point="0" svg:d="m9683 4857v505">
          <text:p/>
        </draw:connector>
        <draw:connector draw:style-name="gr2" draw:text-style-name="P2" draw:layer="layout" svg:x1="9.683cm" svg:y1="5.997cm" svg:x2="9.683cm" svg:y2="6.503cm" draw:start-shape="id25" draw:start-glue-point="2" draw:end-shape="id26" draw:end-glue-point="0" svg:d="m9683 5997v506">
          <text:p/>
        </draw:connector>
        <draw:connector draw:style-name="gr2" draw:text-style-name="P2" draw:layer="layout" svg:x1="9.683cm" svg:y1="7.138cm" svg:x2="9.683cm" svg:y2="7.643cm" draw:start-shape="id26" draw:start-glue-point="2" draw:end-shape="id27" draw:end-glue-point="0" svg:d="m9683 7138v505">
          <text:p/>
        </draw:connector>
        <draw:connector draw:style-name="gr2" draw:text-style-name="P2" draw:layer="layout" svg:x1="9.683cm" svg:y1="8.278cm" svg:x2="9.683cm" svg:y2="8.781cm" draw:start-shape="id27" draw:start-glue-point="2" draw:end-shape="id28" draw:end-glue-point="0" svg:d="m9683 8278v503">
          <text:p/>
        </draw:connector>
        <draw:custom-shape draw:style-name="gr3" draw:text-style-name="P3" xml:id="id29" draw:id="id29" draw:layer="layout" svg:width="3.572cm" svg:height="0.889cm" svg:x="6.085cm" svg:y="25.704cm">
          <text:p text:style-name="P2"><text:span text:style-name="T2">Count &lt; number </text:span></text:p>
          <text:p text:style-name="P2"><text:span text:style-name="T2">Of Babies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2" draw:layer="layout" draw:line-skew="-0.187cm -0.095cm" svg:x1="6.085cm" svg:y1="26.148cm" svg:x2="9.683cm" svg:y2="4.222cm" draw:start-shape="id29" draw:start-glue-point="5" draw:end-shape="id24" draw:end-glue-point="0" svg:d="m6085 26148h-688v-22523h4286v597">
          <text:p/>
        </draw:connector>
        <draw:custom-shape draw:style-name="gr3" draw:text-style-name="P3" xml:id="id30" draw:id="id30" draw:layer="layout" svg:width="3.095cm" svg:height="1.778cm" svg:x="8.136cm" svg:y="9.858cm">
          <text:p text:style-name="P2"><text:span text:style-name="T2">Baby</text:span></text:p>
          <text:p text:style-name="P2"><text:span text:style-name="T2">born &lt; 5mins</text:span></text:p>
          <text:p text:style-name="P2"><text:span text:style-name="T2">ago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9.683cm" svg:y1="9.416cm" svg:x2="9.684cm" svg:y2="9.858cm" draw:start-shape="id28" draw:start-glue-point="2" draw:end-shape="id30" draw:end-glue-point="4" svg:d="m9683 9416v221h1v221">
          <text:p/>
        </draw:connector>
        <draw:custom-shape draw:style-name="gr3" draw:text-style-name="P3" xml:id="id31" draw:id="id31" draw:layer="layout" svg:width="2.752cm" svg:height="0.82cm" svg:x="12.237cm" svg:y="3.396cm">
          <text:p text:style-name="P2"><text:span text:style-name="T2">Select APGAR </text:span></text:p>
          <text:p text:style-name="P2"><text:span text:style-name="T2">score</text:span></text:p>
          <draw:enhanced-geometry svg:viewBox="0 0 21600 21600" draw:glue-points="?f6 0 10800 ?f8 ?f11 10800 ?f9 21600 10800 ?f10 ?f5 10800" draw:text-areas="?f3 ?f3 ?f4 ?f4" draw:type="parallelogram" draw:modifiers="2071.34035597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3" xml:id="id32" draw:id="id32" draw:layer="layout" svg:width="2.25cm" svg:height="1.207cm" svg:x="12.488cm" svg:y="4.64cm">
          <text:p text:style-name="P2"><text:span text:style-name="T2">Appearanc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13.613cm" svg:y1="4.216cm" svg:x2="13.613cm" svg:y2="4.64cm" draw:start-shape="id31" draw:start-glue-point="8" draw:end-shape="id32" draw:end-glue-point="4" svg:d="m13613 4216v424">
          <text:p/>
        </draw:connector>
        <draw:custom-shape draw:style-name="gr3" draw:text-style-name="P3" xml:id="id33" draw:id="id33" draw:layer="layout" svg:width="2.25cm" svg:height="1.207cm" svg:x="12.488cm" svg:y="6.271cm">
          <text:p text:style-name="P2"><text:span text:style-name="T2">Puls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34" draw:id="id34" draw:layer="layout" svg:width="2.25cm" svg:height="1.207cm" svg:x="12.488cm" svg:y="7.902cm">
          <text:p text:style-name="P2"><text:span text:style-name="T2">Grimac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35" draw:id="id35" draw:layer="layout" svg:width="2.25cm" svg:height="1.207cm" svg:x="12.488cm" svg:y="9.533cm">
          <text:p text:style-name="P2"><text:span text:style-name="T2">Activity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36" draw:id="id36" draw:layer="layout" svg:width="2.25cm" svg:height="1.207cm" svg:x="12.488cm" svg:y="11.162cm">
          <text:p text:style-name="P2"><text:span text:style-name="T2">Respirati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13.613cm" svg:y1="5.847cm" svg:x2="13.613cm" svg:y2="6.271cm" draw:start-shape="id32" draw:start-glue-point="6" draw:end-shape="id33" draw:end-glue-point="4" svg:d="m13613 5847v424">
          <text:p/>
        </draw:connector>
        <draw:connector draw:style-name="gr2" draw:text-style-name="P2" draw:layer="layout" svg:x1="13.613cm" svg:y1="7.478cm" svg:x2="13.613cm" svg:y2="7.902cm" draw:start-shape="id33" draw:start-glue-point="6" draw:end-shape="id34" draw:end-glue-point="4" svg:d="m13613 7478v424">
          <text:p/>
        </draw:connector>
        <draw:connector draw:style-name="gr2" draw:text-style-name="P2" draw:layer="layout" svg:x1="13.613cm" svg:y1="9.109cm" svg:x2="13.613cm" svg:y2="9.533cm" draw:start-shape="id34" draw:start-glue-point="6" draw:end-shape="id35" draw:end-glue-point="4" svg:d="m13613 9109v424">
          <text:p/>
        </draw:connector>
        <draw:connector draw:style-name="gr2" draw:text-style-name="P2" draw:layer="layout" svg:x1="13.613cm" svg:y1="10.74cm" svg:x2="13.613cm" svg:y2="11.162cm" draw:start-shape="id35" draw:start-glue-point="6" draw:end-shape="id36" draw:end-glue-point="4" svg:d="m13613 10740v422">
          <text:p/>
        </draw:connector>
        <draw:connector draw:style-name="gr2" draw:text-style-name="P2" draw:layer="layout" draw:line-skew="-0.807cm -0.087cm" svg:x1="4.503cm" svg:y1="9.123cm" svg:x2="9.683cm" svg:y2="4.222cm" draw:start-shape="id23" draw:start-glue-point="7" draw:end-shape="id24" draw:end-glue-point="0" svg:d="m4503 9123h894v-5490h4286v589">
          <text:p/>
        </draw:connector>
        <draw:connector draw:style-name="gr2" draw:text-style-name="P2" draw:layer="layout" draw:line-skew="0.101cm" svg:x1="11.231cm" svg:y1="10.747cm" svg:x2="12.369cm" svg:y2="3.806cm" draw:start-shape="id30" draw:start-glue-point="7" draw:end-shape="id31" draw:end-glue-point="9" svg:d="m11231 10747h604v-6941h534">
          <text:p/>
        </draw:connector>
        <draw:custom-shape draw:style-name="gr3" draw:text-style-name="P3" xml:id="id37" draw:id="id37" draw:layer="layout" svg:width="3.431cm" svg:height="0.82cm" svg:x="16.901cm" svg:y="2.871cm">
          <text:p text:style-name="P2"><text:span text:style-name="T2">Select Appearance </text:span></text:p>
          <text:p text:style-name="P2"><text:span text:style-name="T2">score</text:span></text:p>
          <draw:enhanced-geometry svg:viewBox="0 0 21600 21600" draw:glue-points="?f6 0 10800 ?f8 ?f11 10800 ?f9 21600 10800 ?f10 ?f5 10800" draw:text-areas="?f3 ?f3 ?f4 ?f4" draw:type="parallelogram" draw:modifiers="2071.34035597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3" xml:id="id38" draw:id="id38" draw:layer="layout" svg:width="1.526cm" svg:height="0.898cm" svg:x="17.853cm" svg:y="4.207cm">
          <text:p text:style-name="P2"><text:span text:style-name="T2">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39" draw:id="id39" draw:layer="layout" svg:width="1.526cm" svg:height="0.902cm" svg:x="17.853cm" svg:y="5.62cm">
          <text:p text:style-name="P2"><text:span text:style-name="T2">1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40" draw:id="id40" draw:layer="layout" svg:width="1.526cm" svg:height="0.898cm" svg:x="17.853cm" svg:y="7.035cm">
          <text:p text:style-name="P2"><text:span text:style-name="T2">2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14.738cm" svg:y1="5.244cm" svg:x2="17.065cm" svg:y2="3.281cm" draw:start-shape="id32" draw:start-glue-point="7" draw:end-shape="id37" draw:end-glue-point="9" svg:d="m14738 5244h1082v-1963h1245">
          <text:p/>
        </draw:connector>
        <draw:connector draw:style-name="gr2" draw:text-style-name="P2" draw:layer="layout" svg:x1="18.617cm" svg:y1="3.691cm" svg:x2="18.616cm" svg:y2="4.207cm" draw:start-shape="id37" draw:start-glue-point="8" draw:end-shape="id38" draw:end-glue-point="4" svg:d="m18617 3691v259h-1v257">
          <text:p/>
        </draw:connector>
        <draw:connector draw:style-name="gr2" draw:text-style-name="P2" draw:layer="layout" svg:x1="18.616cm" svg:y1="5.105cm" svg:x2="18.616cm" svg:y2="5.62cm" draw:start-shape="id38" draw:start-glue-point="6" draw:end-shape="id39" draw:end-glue-point="4" svg:d="m18616 5105v515">
          <text:p/>
        </draw:connector>
        <draw:connector draw:style-name="gr2" draw:text-style-name="P2" draw:layer="layout" svg:x1="18.616cm" svg:y1="6.522cm" svg:x2="18.616cm" svg:y2="7.035cm" draw:start-shape="id39" draw:start-glue-point="6" draw:end-shape="id40" draw:end-glue-point="4" svg:d="m18616 6522v513">
          <text:p/>
        </draw:connector>
        <draw:connector draw:style-name="gr2" draw:text-style-name="P2" draw:layer="layout" draw:line-skew="-0.34cm 1.087cm" svg:x1="18.616cm" svg:y1="7.933cm" svg:x2="13.613cm" svg:y2="6.271cm" draw:start-shape="id40" draw:start-glue-point="6" draw:end-shape="id33" draw:end-glue-point="4" svg:d="m18616 7933v162h-1233v-2326h-3770v502">
          <text:p/>
        </draw:connector>
        <draw:custom-shape draw:style-name="gr3" draw:text-style-name="P3" xml:id="id41" draw:id="id41" draw:layer="layout" svg:width="3.431cm" svg:height="0.82cm" svg:x="17.002cm" svg:y="8.572cm">
          <text:p text:style-name="P2"><text:span text:style-name="T2">Select Pulse </text:span></text:p>
          <text:p text:style-name="P2"><text:span text:style-name="T2">score</text:span></text:p>
          <draw:enhanced-geometry svg:viewBox="0 0 21600 21600" draw:glue-points="?f6 0 10800 ?f8 ?f11 10800 ?f9 21600 10800 ?f10 ?f5 10800" draw:text-areas="?f3 ?f3 ?f4 ?f4" draw:type="parallelogram" draw:modifiers="2071.34035597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3" xml:id="id42" draw:id="id42" draw:layer="layout" svg:width="1.527cm" svg:height="0.9cm" svg:x="17.954cm" svg:y="9.83cm">
          <text:p text:style-name="P2"><text:span text:style-name="T2">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43" draw:id="id43" draw:layer="layout" svg:width="1.527cm" svg:height="0.897cm" svg:x="17.954cm" svg:y="11.168cm">
          <text:p text:style-name="P2"><text:span text:style-name="T2">1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44" draw:id="id44" draw:layer="layout" svg:width="1.527cm" svg:height="0.897cm" svg:x="17.954cm" svg:y="12.501cm">
          <text:p text:style-name="P2"><text:span text:style-name="T2">2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18.718cm" svg:y1="9.392cm" svg:x2="18.718cm" svg:y2="9.83cm" draw:start-shape="id41" draw:start-glue-point="8" draw:end-shape="id42" draw:end-glue-point="4" svg:d="m18718 9392v438">
          <text:p/>
        </draw:connector>
        <draw:connector draw:style-name="gr2" draw:text-style-name="P2" draw:layer="layout" svg:x1="18.718cm" svg:y1="10.73cm" svg:x2="18.718cm" svg:y2="11.168cm" draw:start-shape="id42" draw:start-glue-point="6" draw:end-shape="id43" draw:end-glue-point="4" svg:d="m18718 10730v438">
          <text:p/>
        </draw:connector>
        <draw:connector draw:style-name="gr2" draw:text-style-name="P2" draw:layer="layout" svg:x1="18.718cm" svg:y1="12.065cm" svg:x2="18.718cm" svg:y2="12.501cm" draw:start-shape="id43" draw:start-glue-point="6" draw:end-shape="id44" draw:end-glue-point="4" svg:d="m18718 12065v436">
          <text:p/>
        </draw:connector>
        <draw:connector draw:style-name="gr2" draw:text-style-name="P2" draw:layer="layout" draw:line-skew="0.719cm" svg:x1="14.738cm" svg:y1="6.875cm" svg:x2="17.166cm" svg:y2="8.982cm" draw:start-shape="id33" draw:start-glue-point="7" draw:end-shape="id41" draw:end-glue-point="9" svg:d="m14738 6875h1851v2107h577">
          <text:p/>
        </draw:connector>
        <draw:connector draw:style-name="gr2" draw:text-style-name="P2" draw:layer="layout" draw:line-skew="-0.308cm -0.101cm" svg:x1="18.718cm" svg:y1="13.398cm" svg:x2="13.613cm" svg:y2="7.902cm" draw:start-shape="id44" draw:start-glue-point="6" draw:end-shape="id34" draw:end-glue-point="4" svg:d="m18718 13398v193h-2473v-6191h-2632v502">
          <text:p/>
        </draw:connector>
        <draw:custom-shape draw:style-name="gr3" draw:text-style-name="P3" xml:id="id45" draw:id="id45" draw:layer="layout" svg:width="3.431cm" svg:height="0.82cm" svg:x="17.003cm" svg:y="13.973cm">
          <text:p text:style-name="P2"><text:span text:style-name="T2">Select Grimace </text:span></text:p>
          <text:p text:style-name="P2"><text:span text:style-name="T2">score</text:span></text:p>
          <draw:enhanced-geometry svg:viewBox="0 0 21600 21600" draw:glue-points="?f6 0 10800 ?f8 ?f11 10800 ?f9 21600 10800 ?f10 ?f5 10800" draw:text-areas="?f3 ?f3 ?f4 ?f4" draw:type="parallelogram" draw:modifiers="2071.34035597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3" xml:id="id46" draw:id="id46" draw:layer="layout" svg:width="1.527cm" svg:height="0.898cm" svg:x="17.955cm" svg:y="15.279cm">
          <text:p text:style-name="P2"><text:span text:style-name="T2">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47" draw:id="id47" draw:layer="layout" svg:width="1.527cm" svg:height="0.896cm" svg:x="17.955cm" svg:y="16.663cm">
          <text:p text:style-name="P2"><text:span text:style-name="T2">1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48" draw:id="id48" draw:layer="layout" svg:width="1.527cm" svg:height="0.898cm" svg:x="17.955cm" svg:y="18.042cm">
          <text:p text:style-name="P2"><text:span text:style-name="T2">2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18.719cm" svg:y1="14.793cm" svg:x2="18.719cm" svg:y2="15.279cm" draw:start-shape="id45" draw:start-glue-point="8" draw:end-shape="id46" draw:end-glue-point="4" svg:d="m18719 14793v486">
          <text:p/>
        </draw:connector>
        <draw:connector draw:style-name="gr2" draw:text-style-name="P2" draw:layer="layout" svg:x1="18.719cm" svg:y1="16.177cm" svg:x2="18.719cm" svg:y2="16.663cm" draw:start-shape="id46" draw:start-glue-point="6" draw:end-shape="id47" draw:end-glue-point="4" svg:d="m18719 16177v486">
          <text:p/>
        </draw:connector>
        <draw:connector draw:style-name="gr2" draw:text-style-name="P2" draw:layer="layout" svg:x1="18.719cm" svg:y1="17.559cm" svg:x2="18.719cm" svg:y2="18.042cm" draw:start-shape="id47" draw:start-glue-point="6" draw:end-shape="id48" draw:end-glue-point="4" svg:d="m18719 17559v483">
          <text:p/>
        </draw:connector>
        <draw:connector draw:style-name="gr2" draw:text-style-name="P2" draw:layer="layout" draw:line-skew="0.11cm" svg:x1="14.738cm" svg:y1="8.506cm" svg:x2="17.167cm" svg:y2="14.383cm" draw:start-shape="id34" draw:start-glue-point="7" draw:end-shape="id45" draw:end-glue-point="9" svg:d="m14738 8506h1243v5877h1186">
          <text:p/>
        </draw:connector>
        <draw:connector draw:style-name="gr2" draw:text-style-name="P2" draw:layer="layout" draw:line-skew="-0.356cm -0.644cm" svg:x1="18.719cm" svg:y1="18.94cm" svg:x2="13.613cm" svg:y2="9.533cm" draw:start-shape="id48" draw:start-glue-point="6" draw:end-shape="id35" draw:end-glue-point="4" svg:d="m18719 18940v146h-3016v-10055h-2090v502">
          <text:p/>
        </draw:connector>
        <draw:custom-shape draw:style-name="gr3" draw:text-style-name="P3" xml:id="id49" draw:id="id49" draw:layer="layout" svg:width="3.431cm" svg:height="0.82cm" svg:x="17.004cm" svg:y="19.874cm">
          <text:p text:style-name="P2"><text:span text:style-name="T2">Select Activity </text:span></text:p>
          <text:p text:style-name="P2"><text:span text:style-name="T2">score</text:span></text:p>
          <draw:enhanced-geometry svg:viewBox="0 0 21600 21600" draw:glue-points="?f6 0 10800 ?f8 ?f11 10800 ?f9 21600 10800 ?f10 ?f5 10800" draw:text-areas="?f3 ?f3 ?f4 ?f4" draw:type="parallelogram" draw:modifiers="2071.34035597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3" xml:id="id50" draw:id="id50" draw:layer="layout" svg:width="1.527cm" svg:height="0.899cm" svg:x="17.956cm" svg:y="21.175cm">
          <text:p text:style-name="P2"><text:span text:style-name="T2">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51" draw:id="id51" draw:layer="layout" svg:width="1.527cm" svg:height="0.902cm" svg:x="17.956cm" svg:y="22.553cm">
          <text:p text:style-name="P2"><text:span text:style-name="T2">1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52" draw:id="id52" draw:layer="layout" svg:width="1.527cm" svg:height="0.898cm" svg:x="17.956cm" svg:y="23.934cm">
          <text:p text:style-name="P2"><text:span text:style-name="T2">2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18.72cm" svg:y1="20.694cm" svg:x2="18.72cm" svg:y2="21.175cm" draw:start-shape="id49" draw:start-glue-point="8" draw:end-shape="id50" draw:end-glue-point="4" svg:d="m18720 20694v481">
          <text:p/>
        </draw:connector>
        <draw:connector draw:style-name="gr2" draw:text-style-name="P2" draw:layer="layout" svg:x1="18.72cm" svg:y1="22.074cm" svg:x2="18.72cm" svg:y2="22.553cm" draw:start-shape="id50" draw:start-glue-point="6" draw:end-shape="id51" draw:end-glue-point="4" svg:d="m18720 22074v479">
          <text:p/>
        </draw:connector>
        <draw:connector draw:style-name="gr2" draw:text-style-name="P2" draw:layer="layout" svg:x1="18.72cm" svg:y1="23.455cm" svg:x2="18.72cm" svg:y2="23.934cm" draw:start-shape="id51" draw:start-glue-point="6" draw:end-shape="id52" draw:end-glue-point="4" svg:d="m18720 23455v479">
          <text:p/>
        </draw:connector>
        <draw:connector draw:style-name="gr2" draw:text-style-name="P2" draw:layer="layout" draw:line-skew="-0.481cm" svg:x1="14.738cm" svg:y1="10.137cm" svg:x2="17.168cm" svg:y2="20.284cm" draw:start-shape="id35" draw:start-glue-point="7" draw:end-shape="id49" draw:end-glue-point="9" svg:d="m14738 10137h652v10147h1778">
          <text:p/>
        </draw:connector>
        <draw:connector draw:style-name="gr2" draw:text-style-name="P2" draw:layer="layout" draw:line-skew="0cm -1.266cm" svg:x1="18.72cm" svg:y1="24.832cm" svg:x2="13.613cm" svg:y2="11.162cm" draw:start-shape="id52" draw:start-glue-point="6" draw:end-shape="id36" draw:end-glue-point="4" svg:d="m18720 24832v502h-3639v-14674h-1468v502">
          <text:p/>
        </draw:connector>
        <draw:custom-shape draw:style-name="gr3" draw:text-style-name="P3" xml:id="id53" draw:id="id53" draw:layer="layout" svg:width="2.93cm" svg:height="0.82cm" svg:x="10.387cm" svg:y="12.374cm">
          <text:p text:style-name="P2"><text:span text:style-name="T2">Select Respiration</text:span></text:p>
          <text:p text:style-name="P2"><text:span text:style-name="T2">score</text:span></text:p>
          <draw:enhanced-geometry svg:viewBox="0 0 21600 21600" draw:glue-points="?f6 0 10800 ?f8 ?f11 10800 ?f9 21600 10800 ?f10 ?f5 10800" draw:text-areas="?f3 ?f3 ?f4 ?f4" draw:type="parallelogram" draw:modifiers="1311.7707267144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3" xml:id="id54" draw:id="id54" draw:layer="layout" svg:width="1.527cm" svg:height="0.899cm" svg:x="11.089cm" svg:y="13.675cm">
          <text:p text:style-name="P2"><text:span text:style-name="T2">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55" draw:id="id55" draw:layer="layout" svg:width="1.527cm" svg:height="0.902cm" svg:x="11.089cm" svg:y="15.053cm">
          <text:p text:style-name="P2"><text:span text:style-name="T2">1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56" draw:id="id56" draw:layer="layout" svg:width="1.527cm" svg:height="0.898cm" svg:x="11.089cm" svg:y="16.434cm">
          <text:p text:style-name="P2"><text:span text:style-name="T2">2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11.852cm" svg:y1="13.194cm" svg:x2="11.853cm" svg:y2="13.675cm" draw:start-shape="id53" draw:start-glue-point="8" draw:end-shape="id54" draw:end-glue-point="4" svg:d="m11852 13194v241h1v240">
          <text:p/>
        </draw:connector>
        <draw:connector draw:style-name="gr2" draw:text-style-name="P2" draw:layer="layout" svg:x1="11.853cm" svg:y1="14.574cm" svg:x2="11.853cm" svg:y2="15.053cm" draw:start-shape="id54" draw:start-glue-point="6" draw:end-shape="id55" draw:end-glue-point="4" svg:d="m11853 14574v479">
          <text:p/>
        </draw:connector>
        <draw:connector draw:style-name="gr2" draw:text-style-name="P2" draw:layer="layout" svg:x1="11.853cm" svg:y1="15.955cm" svg:x2="11.853cm" svg:y2="16.434cm" draw:start-shape="id55" draw:start-glue-point="6" draw:end-shape="id56" draw:end-glue-point="4" svg:d="m11853 15955v479">
          <text:p/>
        </draw:connector>
        <draw:connector draw:style-name="gr2" draw:text-style-name="P2" draw:layer="layout" svg:x1="12.488cm" svg:y1="11.766cm" svg:x2="10.476cm" svg:y2="12.784cm" draw:start-shape="id36" draw:start-glue-point="5" draw:end-shape="id53" draw:end-glue-point="9" svg:d="m12488 11766h-2602v1018h590">
          <text:p/>
        </draw:connector>
        <draw:custom-shape draw:style-name="gr4" draw:text-style-name="P2" xml:id="id57" draw:id="id57" draw:layer="layout" svg:width="1.19cm" svg:height="1.19cm" svg:x="13.018cm" svg:y="17.84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2" draw:text-style-name="P2" draw:layer="layout" svg:x1="13.613cm" svg:y1="12.369cm" svg:x2="13.613cm" svg:y2="17.842cm" draw:start-shape="id36" draw:start-glue-point="6" draw:end-shape="id57" draw:end-glue-point="4" svg:d="m13613 12369v5473">
          <text:p/>
        </draw:connector>
        <draw:connector draw:style-name="gr2" draw:text-style-name="P2" draw:layer="layout" svg:x1="11.853cm" svg:y1="17.332cm" svg:x2="13.018cm" svg:y2="18.437cm" draw:start-shape="id56" draw:start-glue-point="6" draw:end-shape="id57" draw:end-glue-point="3" svg:d="m11853 17332v1105h1165">
          <text:p/>
        </draw:connector>
        <draw:custom-shape draw:style-name="gr3" draw:text-style-name="P3" xml:id="id58" draw:id="id58" draw:layer="layout" svg:width="1.958cm" svg:height="1.191cm" svg:x="12.634cm" svg:y="19.561cm">
          <text:p text:style-name="P2"><text:span text:style-name="T2">Display</text:span></text:p>
          <text:p text:style-name="P2"><text:span text:style-name="T2">APGAR</text:span></text:p>
          <text:p text:style-name="P2"><text:span text:style-name="T2">Score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2" draw:layer="layout" svg:x1="13.613cm" svg:y1="19.032cm" svg:x2="13.613cm" svg:y2="19.561cm" draw:start-shape="id57" draw:start-glue-point="8" draw:end-shape="id58" draw:end-glue-point="4" svg:d="m13613 19032v529">
          <text:p/>
        </draw:connector>
        <draw:custom-shape draw:style-name="gr3" draw:text-style-name="P3" xml:id="id59" draw:id="id59" draw:layer="layout" svg:width="2.73cm" svg:height="0.82cm" svg:x="6.506cm" svg:y="13.093cm">
          <text:p text:style-name="P2"><text:span text:style-name="T2">Delivery Mode</text:span></text:p>
          <draw:enhanced-geometry svg:viewBox="0 0 21600 21600" draw:glue-points="?f6 0 10800 ?f8 ?f11 10800 ?f9 21600 10800 ?f10 ?f5 10800" draw:text-areas="?f3 ?f3 ?f4 ?f4" draw:type="parallelogram" draw:modifiers="2071.34035597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draw:line-skew="0.176cm" svg:x1="9.684cm" svg:y1="11.636cm" svg:x2="7.871cm" svg:y2="13.093cm" draw:start-shape="id30" draw:start-glue-point="6" draw:end-shape="id59" draw:end-glue-point="5" svg:d="m9684 11636v905h-1813v552">
          <text:p/>
        </draw:connector>
        <draw:custom-shape draw:style-name="gr3" draw:text-style-name="P3" xml:id="id60" draw:id="id60" draw:layer="layout" svg:width="1.958cm" svg:height="0.846cm" svg:x="6.892cm" svg:y="14.369cm">
          <text:p text:style-name="P2"><text:span text:style-name="T2">SV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61" draw:id="id61" draw:layer="layout" svg:width="1.958cm" svg:height="0.846cm" svg:x="6.892cm" svg:y="15.671cm">
          <text:p text:style-name="P2"><text:span text:style-name="T2">Vacuu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62" draw:id="id62" draw:layer="layout" svg:width="1.958cm" svg:height="0.846cm" svg:x="6.892cm" svg:y="16.973cm">
          <text:p text:style-name="P2"><text:span text:style-name="T2">Breec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63" draw:id="id63" draw:layer="layout" svg:width="1.958cm" svg:height="0.846cm" svg:x="6.892cm" svg:y="18.272cm">
          <text:p text:style-name="P2"><text:span text:style-name="T2">C/Sec.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7.871cm" svg:y1="13.913cm" svg:x2="7.871cm" svg:y2="14.369cm" draw:start-shape="id59" draw:start-glue-point="8" draw:end-shape="id60" draw:end-glue-point="4" svg:d="m7871 13913v456">
          <text:p/>
        </draw:connector>
        <draw:connector draw:style-name="gr2" draw:text-style-name="P2" draw:layer="layout" svg:x1="7.871cm" svg:y1="15.215cm" svg:x2="7.871cm" svg:y2="15.671cm" draw:start-shape="id60" draw:start-glue-point="6" draw:end-shape="id61" draw:end-glue-point="4" svg:d="m7871 15215v456">
          <text:p/>
        </draw:connector>
        <draw:connector draw:style-name="gr2" draw:text-style-name="P2" draw:layer="layout" svg:x1="7.871cm" svg:y1="16.517cm" svg:x2="7.871cm" svg:y2="16.973cm" draw:start-shape="id61" draw:start-glue-point="6" draw:end-shape="id62" draw:end-glue-point="4" svg:d="m7871 16517v456">
          <text:p/>
        </draw:connector>
        <draw:connector draw:style-name="gr2" draw:text-style-name="P2" draw:layer="layout" svg:x1="7.871cm" svg:y1="17.819cm" svg:x2="7.871cm" svg:y2="18.272cm" draw:start-shape="id62" draw:start-glue-point="6" draw:end-shape="id63" draw:end-glue-point="4" svg:d="m7871 17819v453">
          <text:p/>
        </draw:connector>
        <draw:custom-shape draw:style-name="gr3" draw:text-style-name="P3" xml:id="id64" draw:id="id64" draw:layer="layout" svg:width="3.386cm" svg:height="0.82cm" svg:x="6.178cm" svg:y="19.593cm">
          <text:p text:style-name="P2"><text:span text:style-name="T2">Baby Complications</text:span></text:p>
          <draw:enhanced-geometry svg:viewBox="0 0 21600 21600" draw:glue-points="?f6 0 10800 ?f8 ?f11 10800 ?f9 21600 10800 ?f10 ?f5 10800" draw:text-areas="?f3 ?f3 ?f4 ?f4" draw:type="parallelogram" draw:modifiers="1460.8695652173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svg:x1="7.871cm" svg:y1="19.118cm" svg:x2="7.871cm" svg:y2="19.593cm" draw:start-shape="id63" draw:start-glue-point="6" draw:end-shape="id64" draw:end-glue-point="5" svg:d="m7871 19118v475">
          <text:p/>
        </draw:connector>
        <draw:custom-shape draw:style-name="gr3" draw:text-style-name="P3" xml:id="id65" draw:id="id65" draw:layer="layout" svg:width="1.958cm" svg:height="0.846cm" svg:x="6.892cm" svg:y="20.772cm">
          <text:p text:style-name="P2"><text:span text:style-name="T2">N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7.871cm" svg:y1="20.413cm" svg:x2="7.871cm" svg:y2="20.772cm" draw:start-shape="id64" draw:start-glue-point="8" draw:end-shape="id65" draw:end-glue-point="4" svg:d="m7871 20413v359">
          <text:p/>
        </draw:connector>
        <draw:custom-shape draw:style-name="gr3" draw:text-style-name="P3" xml:id="id66" draw:id="id66" draw:layer="layout" svg:width="3.376cm" svg:height="0.846cm" svg:x="6.183cm" svg:y="21.972cm">
          <text:p text:style-name="P2"><text:span text:style-name="T2">Weight &lt; 2.5k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7.871cm" svg:y1="21.618cm" svg:x2="7.871cm" svg:y2="21.972cm" draw:start-shape="id65" draw:start-glue-point="6" draw:end-shape="id66" draw:end-glue-point="4" svg:d="m7871 21618v354">
          <text:p/>
        </draw:connector>
        <draw:custom-shape draw:style-name="gr3" draw:text-style-name="P3" xml:id="id68" draw:id="id68" draw:layer="layout" svg:width="3.376cm" svg:height="0.846cm" svg:x="6.183cm" svg:y="23.172cm">
          <text:p text:style-name="P2"><text:span text:style-name="T2">Other et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line-skew="0cm -1.252cm -0.05cm" svg:x1="13.613cm" svg:y1="20.752cm" svg:x2="7.871cm" svg:y2="13.093cm" draw:start-shape="id58" draw:start-glue-point="6" draw:end-shape="id59" draw:end-glue-point="5" svg:d="m13613 20752v501h-3929v-8711h-1813v551">
          <text:p/>
        </draw:connector>
        <draw:custom-shape draw:style-name="gr3" draw:text-style-name="P3" xml:id="id67" draw:id="id67" draw:layer="layout" svg:width="3.415cm" svg:height="0.82cm" svg:x="1.248cm" svg:y="11.287cm">
          <text:p text:style-name="P2"><text:span text:style-name="T2">Place of Delivery</text:span></text:p>
          <draw:enhanced-geometry svg:viewBox="0 0 21600 21600" draw:glue-points="?f6 0 10800 ?f8 ?f11 10800 ?f9 21600 10800 ?f10 ?f5 10800" draw:text-areas="?f3 ?f3 ?f4 ?f4" draw:type="parallelogram" draw:modifiers="2071.34035597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svg:x1="2.956cm" svg:y1="10.012cm" svg:x2="2.956cm" svg:y2="11.287cm" draw:start-shape="id23" draw:start-glue-point="6" draw:end-shape="id67" draw:end-glue-point="5" svg:d="m2956 10012v1275">
          <text:p/>
        </draw:connector>
        <draw:connector draw:style-name="gr2" draw:text-style-name="P2" draw:layer="layout" svg:x1="7.871cm" svg:y1="22.818cm" svg:x2="7.871cm" svg:y2="23.172cm" draw:start-shape="id66" draw:start-glue-point="6" draw:end-shape="id68" draw:end-glue-point="4" svg:d="m7871 22818v354">
          <text:p/>
        </draw:connector>
        <draw:custom-shape draw:style-name="gr3" draw:text-style-name="P3" xml:id="id69" draw:id="id69" draw:layer="layout" svg:width="2.845cm" svg:height="0.846cm" svg:x="1.533cm" svg:y="12.972cm">
          <text:p text:style-name="P2"><text:span text:style-name="T2">This facili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70" draw:id="id70" draw:layer="layout" svg:width="2.845cm" svg:height="0.846cm" svg:x="1.533cm" svg:y="14.683cm">
          <text:p text:style-name="P2"><text:span text:style-name="T2">In transi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71" draw:id="id71" draw:layer="layout" svg:width="2.845cm" svg:height="0.846cm" svg:x="1.533cm" svg:y="16.393cm">
          <text:p text:style-name="P2"><text:span text:style-name="T2">Other facili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72" draw:id="id72" draw:layer="layout" svg:width="2.845cm" svg:height="0.846cm" svg:x="1.533cm" svg:y="18.101cm">
          <text:p text:style-name="P2"><text:span text:style-name="T2">Home/TB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2.956cm" svg:y1="12.107cm" svg:x2="2.956cm" svg:y2="12.972cm" draw:start-shape="id67" draw:start-glue-point="8" draw:end-shape="id69" draw:end-glue-point="4" svg:d="m2956 12107v865">
          <text:p/>
        </draw:connector>
        <draw:connector draw:style-name="gr2" draw:text-style-name="P2" draw:layer="layout" svg:x1="2.956cm" svg:y1="13.818cm" svg:x2="2.956cm" svg:y2="14.683cm" draw:start-shape="id69" draw:start-glue-point="6" draw:end-shape="id70" draw:end-glue-point="4" svg:d="m2956 13818v865">
          <text:p/>
        </draw:connector>
        <draw:connector draw:style-name="gr2" draw:text-style-name="P2" draw:layer="layout" svg:x1="2.956cm" svg:y1="15.529cm" svg:x2="2.956cm" svg:y2="16.393cm" draw:start-shape="id70" draw:start-glue-point="6" draw:end-shape="id71" draw:end-glue-point="4" svg:d="m2956 15529v864">
          <text:p/>
        </draw:connector>
        <draw:connector draw:style-name="gr2" draw:text-style-name="P2" draw:layer="layout" svg:x1="2.956cm" svg:y1="17.239cm" svg:x2="2.956cm" svg:y2="18.101cm" draw:start-shape="id71" draw:start-glue-point="6" draw:end-shape="id72" draw:end-glue-point="4" svg:d="m2956 17239v862">
          <text:p/>
        </draw:connector>
        <draw:connector draw:style-name="gr2" draw:text-style-name="P2" draw:layer="layout" draw:line-skew="-0.256cm -0.453cm -0.255cm" svg:x1="7.871cm" svg:y1="26.593cm" svg:x2="2.956cm" svg:y2="11.287cm" draw:start-shape="id29" draw:start-glue-point="6" draw:end-shape="id67" draw:end-glue-point="5" svg:d="m7871 26593v245h-2950v-16307h-1965v756">
          <text:p/>
        </draw:connector>
        <draw:custom-shape draw:style-name="gr3" draw:text-style-name="P3" xml:id="id73" draw:id="id73" draw:layer="layout" svg:width="2.778cm" svg:height="1.111cm" svg:x="1.566cm" svg:y="20.215cm">
          <text:p text:style-name="P2"><text:span text:style-name="T2">Finish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2" draw:layer="layout" svg:x1="2.956cm" svg:y1="18.947cm" svg:x2="2.955cm" svg:y2="20.215cm" draw:start-shape="id72" draw:start-glue-point="6" draw:end-shape="id73" draw:end-glue-point="4" svg:d="m2956 18947v634h-1v634">
          <text:p/>
        </draw:connector>
        <draw:custom-shape draw:style-name="gr3" draw:text-style-name="P3" xml:id="id74" draw:id="id74" draw:layer="layout" svg:width="2.249cm" svg:height="0.608cm" svg:x="6.747cm" svg:y="24.574cm">
          <text:p text:style-name="P3">Count++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7.871cm" svg:y1="24.018cm" svg:x2="7.871cm" svg:y2="24.574cm" draw:start-shape="id68" draw:start-glue-point="6" draw:end-shape="id74" draw:end-glue-point="0" svg:d="m7871 24018v556">
          <text:p/>
        </draw:connector>
        <draw:connector draw:style-name="gr2" draw:text-style-name="P2" draw:layer="layout" svg:x1="7.871cm" svg:y1="25.182cm" svg:x2="7.871cm" svg:y2="25.704cm" draw:start-shape="id74" draw:start-glue-point="2" draw:end-shape="id29" draw:end-glue-point="4" svg:d="m7871 25182v522">
          <text:p/>
        </draw:connector>
      </draw:page>
      <draw:page draw:name="page3" draw:style-name="dp1" draw:master-page-name="Default">
        <draw:frame draw:style-name="gr1" draw:text-style-name="P1" draw:layer="layout" svg:width="9.075cm" svg:height="0.962cm" svg:x="6.258cm" svg:y="1.108cm">
          <draw:text-box>
            <text:p><text:span text:style-name="T1">Maternity Phase 2 Flowchart</text:span></text:p>
          </draw:text-box>
        </draw:frame>
        <draw:frame draw:style-name="gr1" draw:text-style-name="P5" draw:layer="layout" svg:width="6.365cm" svg:height="0.806cm" svg:x="7.613cm" svg:y="1.924cm">
          <draw:text-box>
            <text:p><text:span text:style-name="T4">2. Update Baby Outcome</text:span></text:p>
          </draw:text-box>
        </draw:frame>
        <draw:custom-shape draw:style-name="gr3" draw:text-style-name="P3" xml:id="id75" draw:id="id75" draw:layer="layout" svg:width="3.443cm" svg:height="1.08cm" svg:x="2.674cm" svg:y="3.33cm">
          <text:p text:style-name="P2"><text:span text:style-name="T2">2.1. Given a mother </text:span></text:p>
          <text:p text:style-name="P2"><text:span text:style-name="T2">That has delive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395cm" svg:y1="2.214cm" svg:x2="4.395cm" svg:y2="3.357cm">
          <text:p/>
        </draw:line>
        <draw:custom-shape draw:style-name="gr3" draw:text-style-name="P3" xml:id="id115" draw:id="id115" draw:layer="layout" svg:width="2.778cm" svg:height="1.111cm" svg:x="3.006cm" svg:y="25.667cm">
          <text:p text:style-name="P2"><text:span text:style-name="T2">Finish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3" xml:id="id77" draw:id="id77" draw:layer="layout" svg:width="2.301cm" svg:height="1.456cm" svg:x="3.245cm" svg:y="6.992cm">
          <text:p text:style-name="P2"><text:span text:style-name="T2">Negativ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xml:id="id76" draw:id="id76" draw:layer="layout" svg:width="2.884cm" svg:height="0.953cm" svg:x="2.953cm" svg:y="5.116cm">
          <text:p text:style-name="P2"><text:span text:style-name="T2">Mother's HIV</text:span></text:p>
          <text:p text:style-name="P2"><text:span text:style-name="T2">Status</text:span></text:p>
          <draw:enhanced-geometry svg:viewBox="0 0 21600 21600" draw:glue-points="?f6 0 10800 ?f8 ?f11 10800 ?f9 21600 10800 ?f10 ?f5 10800" draw:text-areas="?f3 ?f3 ?f4 ?f4" draw:type="parallelogram" draw:modifiers="3369.1507798960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svg:x1="4.396cm" svg:y1="4.41cm" svg:x2="4.395cm" svg:y2="5.116cm" draw:start-shape="id75" draw:start-glue-point="8" draw:end-shape="id76" draw:end-glue-point="5" svg:d="m4396 4410v353h-1v353">
          <text:p/>
        </draw:connector>
        <draw:connector draw:style-name="gr2" draw:text-style-name="P2" draw:layer="layout" svg:x1="4.395cm" svg:y1="6.069cm" svg:x2="4.396cm" svg:y2="6.992cm" draw:start-shape="id76" draw:start-glue-point="8" draw:end-shape="id77" draw:end-glue-point="4" svg:d="m4395 6069v462h1v461">
          <text:p/>
        </draw:connector>
        <draw:custom-shape draw:style-name="gr3" draw:text-style-name="P3" xml:id="id78" draw:id="id78" draw:layer="layout" svg:width="2.884cm" svg:height="0.953cm" svg:x="7.329cm" svg:y="2.844cm">
          <text:p text:style-name="P2"><text:span text:style-name="T2">Baby Outcome</text:span></text:p>
          <draw:enhanced-geometry svg:viewBox="0 0 21600 21600" draw:glue-points="?f6 0 10800 ?f8 ?f11 10800 ?f9 21600 10800 ?f10 ?f5 10800" draw:text-areas="?f3 ?f3 ?f4 ?f4" draw:type="parallelogram" draw:modifiers="3369.1507798960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svg:x1="5.546cm" svg:y1="7.72cm" svg:x2="7.329cm" svg:y2="3.32cm" draw:start-shape="id77" draw:start-glue-point="7" draw:end-shape="id78" svg:d="m5546 7720h892v-4400h891">
          <text:p/>
        </draw:connector>
        <draw:custom-shape draw:style-name="gr3" draw:text-style-name="P3" xml:id="id79" draw:id="id79" draw:layer="layout" svg:width="3.446cm" svg:height="1.272cm" svg:x="7.048cm" svg:y="4.313cm">
          <text:p text:style-name="P2"><text:span text:style-name="T2">Alive - NoExp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xml:id="id80" draw:id="id80" draw:layer="layout" svg:width="3.366cm" svg:height="1.297cm" svg:x="7.088cm" svg:y="6.003cm">
          <text:p text:style-name="P2"><text:span text:style-name="T2">Fresh Stillbirth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xml:id="id81" draw:id="id81" draw:layer="layout" svg:width="3.419cm" svg:height="1.403cm" svg:x="7.062cm" svg:y="7.717cm">
          <text:p text:style-name="P2"><text:span text:style-name="T2">Macerated Stillbirth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xml:id="id82" draw:id="id82" draw:layer="layout" svg:width="3.603cm" svg:height="1.361cm" svg:x="6.97cm" svg:y="9.535cm">
          <text:p text:style-name="P2"><text:span text:style-name="T2">Neonatal Stillbirth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8.771cm" svg:y1="3.797cm" svg:x2="8.771cm" svg:y2="4.313cm" draw:start-shape="id78" draw:start-glue-point="8" draw:end-shape="id79" draw:end-glue-point="4" svg:d="m8771 3797v516">
          <text:p/>
        </draw:connector>
        <draw:connector draw:style-name="gr2" draw:text-style-name="P2" draw:layer="layout" svg:x1="8.771cm" svg:y1="5.585cm" svg:x2="8.771cm" svg:y2="6.003cm" draw:start-shape="id79" draw:start-glue-point="6" draw:end-shape="id80" draw:end-glue-point="4" svg:d="m8771 5585v418">
          <text:p/>
        </draw:connector>
        <draw:connector draw:style-name="gr2" draw:text-style-name="P2" draw:layer="layout" svg:x1="8.771cm" svg:y1="7.3cm" svg:x2="8.772cm" svg:y2="7.717cm" draw:start-shape="id80" draw:start-glue-point="6" draw:end-shape="id81" draw:end-glue-point="4" svg:d="m8771 7300v208h1v209">
          <text:p/>
        </draw:connector>
        <draw:connector draw:style-name="gr2" draw:text-style-name="P2" draw:layer="layout" svg:x1="8.772cm" svg:y1="9.12cm" svg:x2="8.772cm" svg:y2="9.535cm" draw:start-shape="id81" draw:start-glue-point="6" draw:end-shape="id82" draw:end-glue-point="4" svg:d="m8772 9120v415">
          <text:p/>
        </draw:connector>
        <draw:custom-shape draw:style-name="gr3" draw:text-style-name="P3" xml:id="id83" draw:id="id83" draw:layer="layout" svg:width="2.301cm" svg:height="1.456cm" svg:x="3.245cm" svg:y="10.792cm">
          <text:p text:style-name="P2"><text:span text:style-name="T2">Positiv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4.396cm" svg:y1="8.448cm" svg:x2="4.396cm" svg:y2="10.792cm" draw:start-shape="id77" draw:start-glue-point="6" draw:end-shape="id83" draw:end-glue-point="4" svg:d="m4396 8448v2344">
          <text:p/>
        </draw:connector>
        <draw:connector draw:style-name="gr2" draw:text-style-name="P2" draw:layer="layout" draw:line-skew="-0.205cm" svg:x1="8.772cm" svg:y1="10.896cm" svg:x2="4.396cm" svg:y2="10.792cm" draw:start-shape="id82" draw:start-glue-point="6" draw:end-shape="id83" draw:end-glue-point="4" svg:d="m8772 10896v296h-2514v-901h-1862v501">
          <text:p/>
        </draw:connector>
        <draw:custom-shape draw:style-name="gr3" draw:text-style-name="P3" xml:id="id84" draw:id="id84" draw:layer="layout" svg:width="2.884cm" svg:height="0.953cm" svg:x="12.13cm" svg:y="2.844cm">
          <text:p text:style-name="P2"><text:span text:style-name="T2">Baby Outcome</text:span></text:p>
          <draw:enhanced-geometry svg:viewBox="0 0 21600 21600" draw:glue-points="?f6 0 10800 ?f8 ?f11 10800 ?f9 21600 10800 ?f10 ?f5 10800" draw:text-areas="?f3 ?f3 ?f4 ?f4" draw:type="parallelogram" draw:modifiers="3369.1507798960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3" xml:id="id85" draw:id="id85" draw:layer="layout" svg:width="3.446cm" svg:height="1.272cm" svg:x="11.849cm" svg:y="4.542cm">
          <text:p text:style-name="P2"><text:span text:style-name="T2">Baby on NVP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xml:id="id86" draw:id="id86" draw:layer="layout" svg:width="3.366cm" svg:height="1.297cm" svg:x="11.889cm" svg:y="7.846cm">
          <text:p text:style-name="P2"><text:span text:style-name="T2">Fresh Stillbirth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xml:id="id87" draw:id="id87" draw:layer="layout" svg:width="3.419cm" svg:height="1.403cm" svg:x="11.863cm" svg:y="9.788cm">
          <text:p text:style-name="P2"><text:span text:style-name="T2">Macerated Stillbirth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xml:id="id88" draw:id="id88" draw:layer="layout" svg:width="3.603cm" svg:height="1.361cm" svg:x="11.771cm" svg:y="11.635cm">
          <text:p text:style-name="P2"><text:span text:style-name="T2">Neonatal Stillbirth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13.572cm" svg:y1="3.797cm" svg:x2="13.572cm" svg:y2="4.542cm" draw:start-shape="id84" draw:start-glue-point="8" draw:end-shape="id85" draw:end-glue-point="4" svg:d="m13572 3797v745">
          <text:p/>
        </draw:connector>
        <draw:connector draw:style-name="gr2" draw:text-style-name="P2" draw:layer="layout" svg:x1="13.572cm" svg:y1="9.143cm" svg:x2="13.573cm" svg:y2="9.788cm" draw:start-shape="id86" draw:start-glue-point="6" draw:end-shape="id87" draw:end-glue-point="4" svg:d="m13572 9143v322h1v323">
          <text:p/>
        </draw:connector>
        <draw:connector draw:style-name="gr2" draw:text-style-name="P2" draw:layer="layout" svg:x1="13.573cm" svg:y1="11.191cm" svg:x2="13.573cm" svg:y2="11.635cm" draw:start-shape="id87" draw:start-glue-point="6" draw:end-shape="id88" draw:end-glue-point="4" svg:d="m13573 11191v444">
          <text:p/>
        </draw:connector>
        <draw:connector draw:style-name="gr2" draw:text-style-name="P2" draw:layer="layout" draw:line-skew="2.233cm" svg:x1="5.546cm" svg:y1="11.52cm" svg:x2="12.354cm" svg:y2="3.321cm" draw:start-shape="id83" draw:start-glue-point="7" draw:end-shape="id84" draw:end-glue-point="9" svg:d="m5546 11520h5525v-8199h1283">
          <text:p/>
        </draw:connector>
        <draw:custom-shape draw:style-name="gr3" draw:text-style-name="P3" xml:id="id90" draw:id="id90" draw:layer="layout" svg:width="2.646cm" svg:height="0.741cm" svg:x="16.245cm" svg:y="4.808cm">
          <text:p text:style-name="P2"><text:span text:style-name="T2">Alive – Exp NV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89" draw:id="id89" draw:layer="layout" svg:width="2.646cm" svg:height="0.741cm" svg:x="12.249cm" svg:y="6.459cm">
          <text:p text:style-name="P2"><text:span text:style-name="T2">Alive – Exp NVP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3.572cm" svg:y1="5.814cm" svg:x2="13.572cm" svg:y2="6.459cm" draw:start-shape="id85" draw:start-glue-point="6" draw:end-shape="id89" draw:end-glue-point="0" svg:d="m13572 5814v645">
          <text:p/>
        </draw:connector>
        <draw:connector draw:style-name="gr2" draw:text-style-name="P2" draw:layer="layout" svg:x1="15.295cm" svg:y1="5.178cm" svg:x2="16.245cm" svg:y2="5.178cm" draw:start-shape="id85" draw:start-glue-point="7" draw:end-shape="id90" draw:end-glue-point="3" svg:d="m15295 5178h950">
          <text:p/>
        </draw:connector>
        <draw:connector draw:style-name="gr2" draw:text-style-name="P2" draw:layer="layout" svg:x1="13.572cm" svg:y1="7.2cm" svg:x2="13.572cm" svg:y2="7.846cm" draw:start-shape="id89" draw:start-glue-point="2" draw:end-shape="id86" draw:end-glue-point="4" svg:d="m13572 7200v646">
          <text:p/>
        </draw:connector>
        <draw:connector draw:style-name="gr2" draw:text-style-name="P2" draw:layer="layout" draw:line-skew="0.614cm" svg:x1="17.568cm" svg:y1="5.549cm" svg:x2="13.572cm" svg:y2="7.846cm" draw:start-shape="id90" draw:start-glue-point="2" draw:end-shape="id86" draw:end-glue-point="4" svg:d="m17568 5549v1762h-3996v535">
          <text:p/>
        </draw:connector>
        <draw:custom-shape draw:style-name="gr3" draw:text-style-name="P3" xml:id="id91" draw:id="id91" draw:layer="layout" svg:width="2.301cm" svg:height="1.456cm" svg:x="3.245cm" svg:y="12.892cm">
          <text:p text:style-name="P2"><text:span text:style-name="T2">Unknow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draw:type="lines" svg:x1="4.396cm" svg:y1="12.248cm" svg:x2="4.396cm" svg:y2="12.892cm" draw:start-shape="id83" draw:start-glue-point="6" draw:end-shape="id91" draw:end-glue-point="4" svg:d="m4396 12248v502-359 501">
          <text:p/>
        </draw:connector>
        <draw:connector draw:style-name="gr2" draw:text-style-name="P2" draw:layer="layout" svg:x1="11.771cm" svg:y1="12.316cm" svg:x2="4.396cm" svg:y2="12.892cm" draw:start-shape="id88" draw:start-glue-point="5" draw:end-shape="id91" draw:end-glue-point="4" svg:d="m11771 12316h-7375v576">
          <text:p/>
        </draw:connector>
        <draw:custom-shape draw:style-name="gr3" draw:text-style-name="P3" xml:id="id92" draw:id="id92" draw:layer="layout" svg:width="2.884cm" svg:height="0.953cm" svg:x="16.93cm" svg:y="8.044cm">
          <text:p text:style-name="P2"><text:span text:style-name="T2">Baby Outcome</text:span></text:p>
          <draw:enhanced-geometry svg:viewBox="0 0 21600 21600" draw:glue-points="?f6 0 10800 ?f8 ?f11 10800 ?f9 21600 10800 ?f10 ?f5 10800" draw:text-areas="?f3 ?f3 ?f4 ?f4" draw:type="parallelogram" draw:modifiers="3369.1507798960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3" xml:id="id93" draw:id="id93" draw:layer="layout" svg:width="3.446cm" svg:height="1.272cm" svg:x="16.649cm" svg:y="9.413cm">
          <text:p text:style-name="P2"><text:span text:style-name="T2">Alive - UnkExp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xml:id="id94" draw:id="id94" draw:layer="layout" svg:width="3.366cm" svg:height="1.297cm" svg:x="16.689cm" svg:y="11.103cm">
          <text:p text:style-name="P2"><text:span text:style-name="T2">Fresh Stillbirth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xml:id="id95" draw:id="id95" draw:layer="layout" svg:width="3.419cm" svg:height="1.403cm" svg:x="16.663cm" svg:y="12.817cm">
          <text:p text:style-name="P2"><text:span text:style-name="T2">Macerated Stillbirth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xml:id="id96" draw:id="id96" draw:layer="layout" svg:width="3.603cm" svg:height="1.361cm" svg:x="16.571cm" svg:y="14.635cm">
          <text:p text:style-name="P2"><text:span text:style-name="T2">Neonatal Stillbirth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18.372cm" svg:y1="8.997cm" svg:x2="18.372cm" svg:y2="9.413cm" draw:start-shape="id92" draw:start-glue-point="8" draw:end-shape="id93" draw:end-glue-point="4" svg:d="m18372 8997v416">
          <text:p/>
        </draw:connector>
        <draw:connector draw:style-name="gr2" draw:text-style-name="P2" draw:layer="layout" svg:x1="18.372cm" svg:y1="10.685cm" svg:x2="18.372cm" svg:y2="11.103cm" draw:start-shape="id93" draw:start-glue-point="6" draw:end-shape="id94" draw:end-glue-point="4" svg:d="m18372 10685v418">
          <text:p/>
        </draw:connector>
        <draw:connector draw:style-name="gr2" draw:text-style-name="P2" draw:layer="layout" svg:x1="18.372cm" svg:y1="12.4cm" svg:x2="18.373cm" svg:y2="12.817cm" draw:start-shape="id94" draw:start-glue-point="6" draw:end-shape="id95" draw:end-glue-point="4" svg:d="m18372 12400v208h1v209">
          <text:p/>
        </draw:connector>
        <draw:connector draw:style-name="gr2" draw:text-style-name="P2" draw:layer="layout" svg:x1="18.373cm" svg:y1="14.22cm" svg:x2="18.373cm" svg:y2="14.635cm" draw:start-shape="id95" draw:start-glue-point="6" draw:end-shape="id96" draw:end-glue-point="4" svg:d="m18373 14220v415">
          <text:p/>
        </draw:connector>
        <draw:connector draw:style-name="gr2" draw:text-style-name="P2" draw:layer="layout" draw:line-skew="4.462cm" svg:x1="5.546cm" svg:y1="13.62cm" svg:x2="17.154cm" svg:y2="8.521cm" draw:start-shape="id91" draw:start-glue-point="7" draw:end-shape="id92" draw:end-glue-point="9" svg:d="m5546 13620h10154v-5099h1454">
          <text:p/>
        </draw:connector>
        <draw:custom-shape draw:style-name="gr3" draw:text-style-name="P3" xml:id="id99" draw:id="id99" draw:layer="layout" svg:width="3.572cm" svg:height="0.889cm" svg:x="2.609cm" svg:y="22.962cm">
          <text:p text:style-name="P2"><text:span text:style-name="T2">Count &lt; number </text:span></text:p>
          <text:p text:style-name="P2"><text:span text:style-name="T2">Of Babies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" draw:text-style-name="P3" xml:id="id98" draw:id="id98" draw:layer="layout" svg:width="2.249cm" svg:height="0.608cm" svg:x="3.271cm" svg:y="21.732cm">
          <text:p text:style-name="P3">Count++</text:p>
          <draw:enhanced-geometry svg:viewBox="0 0 21600 21600" draw:type="rectangle" draw:enhanced-path="M 0 0 L 21600 0 21600 21600 0 21600 0 0 Z N"/>
        </draw:custom-shape>
        <draw:custom-shape draw:style-name="gr3" draw:text-style-name="P3" xml:id="id100" draw:id="id100" draw:layer="layout" svg:width="3.576cm" svg:height="1.456cm" svg:x="8.329cm" svg:y="14.817cm">
          <text:p text:style-name="P2"><text:span text:style-name="T2">Breast</text:span></text:p>
          <text:p text:style-name="P2"><text:span text:style-name="T2">Feeding in</text:span></text:p>
          <text:p text:style-name="P2"><text:span text:style-name="T2">&lt; 60min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xml:id="id97" draw:id="id97" draw:layer="layout" svg:width="2.301cm" svg:height="1.456cm" svg:x="3.245cm" svg:y="14.817cm">
          <text:p text:style-name="P2"><text:span text:style-name="T2">Baby Aliv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4.396cm" svg:y1="14.348cm" svg:x2="4.396cm" svg:y2="14.817cm" draw:start-shape="id91" draw:start-glue-point="6" draw:end-shape="id97" draw:end-glue-point="4" svg:d="m4396 14348v469">
          <text:p/>
        </draw:connector>
        <draw:connector draw:style-name="gr2" draw:text-style-name="P2" draw:layer="layout" svg:x1="4.396cm" svg:y1="16.273cm" svg:x2="4.395cm" svg:y2="21.732cm" draw:start-shape="id97" draw:start-glue-point="6" draw:end-shape="id98" draw:end-glue-point="0" svg:d="m4396 16273v2730h-1v2729">
          <text:p/>
        </draw:connector>
        <draw:connector draw:style-name="gr2" draw:text-style-name="P2" draw:layer="layout" svg:x1="4.395cm" svg:y1="22.34cm" svg:x2="4.395cm" svg:y2="22.962cm" draw:start-shape="id98" draw:start-glue-point="2" draw:end-shape="id99" draw:end-glue-point="4" svg:d="m4395 22340v622">
          <text:p/>
        </draw:connector>
        <draw:connector draw:style-name="gr2" draw:text-style-name="P2" draw:layer="layout" svg:x1="2.609cm" svg:y1="23.406cm" svg:x2="4.396cm" svg:y2="14.817cm" draw:start-shape="id99" draw:start-glue-point="5" draw:end-shape="id97" draw:end-glue-point="4" svg:d="m2609 23406h-501v-9090h2288v501">
          <text:p/>
        </draw:connector>
        <draw:connector draw:style-name="gr2" draw:text-style-name="P2" draw:layer="layout" svg:x1="5.546cm" svg:y1="15.545cm" svg:x2="8.329cm" svg:y2="15.545cm" draw:start-shape="id97" draw:start-glue-point="7" draw:end-shape="id100" draw:end-glue-point="5" svg:d="m5546 15545h2783">
          <text:p/>
        </draw:connector>
        <draw:custom-shape draw:style-name="gr3" draw:text-style-name="P3" xml:id="id101" draw:id="id101" draw:layer="layout" svg:width="1.671cm" svg:height="0.448cm" svg:x="9.282cm" svg:y="16.732cm">
          <text:p text:style-name="P3">No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0.117cm" svg:y1="16.273cm" svg:x2="10.117cm" svg:y2="16.732cm" draw:start-shape="id100" draw:start-glue-point="6" draw:end-shape="id101" draw:end-glue-point="0" svg:d="m10117 16273v459">
          <text:p/>
        </draw:connector>
        <draw:custom-shape draw:style-name="gr3" draw:text-style-name="P3" xml:id="id102" draw:id="id102" draw:layer="layout" svg:width="1.671cm" svg:height="0.448cm" svg:x="12.747cm" svg:y="15.332cm">
          <text:p text:style-name="P3">Yes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1.905cm" svg:y1="15.545cm" svg:x2="12.747cm" svg:y2="15.556cm" draw:start-shape="id100" draw:start-glue-point="7" draw:end-shape="id102" draw:end-glue-point="3" svg:d="m11905 15545h421v11h421">
          <text:p/>
        </draw:connector>
        <draw:custom-shape draw:style-name="gr3" draw:text-style-name="P3" xml:id="id103" draw:id="id103" draw:layer="layout" svg:width="4.157cm" svg:height="1.515cm" svg:x="8.039cm" svg:y="17.817cm">
          <text:p text:style-name="P2"><text:span text:style-name="T2">Tetracycline </text:span></text:p>
          <text:p text:style-name="P2"><text:span text:style-name="T2">Ointment</text:span></text:p>
          <text:p text:style-name="P2"><text:span text:style-name="T2">given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2" draw:text-style-name="P2" draw:layer="layout" svg:x1="10.117cm" svg:y1="17.18cm" svg:x2="10.118cm" svg:y2="17.817cm" draw:start-shape="id101" draw:start-glue-point="2" draw:end-shape="id103" draw:end-glue-point="4" svg:d="m10117 17180v318h1v319">
          <text:p/>
        </draw:connector>
        <draw:custom-shape draw:style-name="gr3" draw:text-style-name="P3" xml:id="id105" draw:id="id105" draw:layer="layout" svg:width="1.671cm" svg:height="0.448cm" svg:x="9.282cm" svg:y="19.832cm">
          <text:p text:style-name="P3">No</text:p>
          <draw:enhanced-geometry svg:viewBox="0 0 21600 21600" draw:type="rectangle" draw:enhanced-path="M 0 0 L 21600 0 21600 21600 0 21600 0 0 Z N"/>
        </draw:custom-shape>
        <draw:custom-shape draw:style-name="gr3" draw:text-style-name="P3" xml:id="id104" draw:id="id104" draw:layer="layout" svg:width="1.671cm" svg:height="0.448cm" svg:x="12.747cm" svg:y="18.35cm">
          <text:p text:style-name="P3">Yes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2.196cm" svg:y1="18.575cm" svg:x2="12.747cm" svg:y2="18.574cm" draw:start-shape="id103" draw:start-glue-point="7" draw:end-shape="id104" draw:end-glue-point="3" svg:d="m12196 18575h275v-1h276">
          <text:p/>
        </draw:connector>
        <draw:connector draw:style-name="gr2" draw:text-style-name="P2" draw:layer="layout" svg:x1="10.118cm" svg:y1="19.332cm" svg:x2="10.117cm" svg:y2="19.832cm" draw:start-shape="id103" draw:start-glue-point="6" draw:end-shape="id105" draw:end-glue-point="0" svg:d="m10118 19332v250h-1v250">
          <text:p/>
        </draw:connector>
        <draw:connector draw:style-name="gr2" draw:text-style-name="P2" draw:layer="layout" draw:line-skew="0.452cm" svg:x1="13.582cm" svg:y1="15.78cm" svg:x2="10.118cm" svg:y2="17.817cm" draw:start-shape="id102" draw:start-glue-point="2" draw:end-shape="id103" draw:end-glue-point="4" svg:d="m13582 15780v1470h-3464v567">
          <text:p/>
        </draw:connector>
        <draw:connector draw:style-name="gr2" draw:text-style-name="P2" draw:layer="layout" draw:line-skew="0cm 4.579cm" svg:x1="18.373cm" svg:y1="15.996cm" svg:x2="4.396cm" svg:y2="14.817cm" draw:start-shape="id96" draw:start-glue-point="6" draw:end-shape="id97" draw:end-glue-point="4" svg:d="m18373 15996v501h-2736v-2181h-11241v501">
          <text:p/>
        </draw:connector>
        <draw:custom-shape draw:style-name="gr3" draw:text-style-name="P3" xml:id="id106" draw:id="id106" draw:layer="layout" svg:width="3.277cm" svg:height="1.456cm" svg:x="8.479cm" svg:y="20.917cm">
          <text:p text:style-name="P2"><text:span text:style-name="T2">Any Comment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10.117cm" svg:y1="20.28cm" svg:x2="10.118cm" svg:y2="20.917cm" draw:start-shape="id105" draw:start-glue-point="2" draw:end-shape="id106" draw:end-glue-point="4" svg:d="m10117 20280v319h1v318">
          <text:p/>
        </draw:connector>
        <draw:custom-shape draw:style-name="gr3" draw:text-style-name="P3" xml:id="id107" draw:id="id107" draw:layer="layout" svg:width="3.047cm" svg:height="0.448cm" svg:x="12.748cm" svg:y="21.421cm">
          <text:p text:style-name="P3">Notes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1.756cm" svg:y1="21.645cm" svg:x2="12.748cm" svg:y2="21.645cm" draw:start-shape="id106" draw:start-glue-point="7" draw:end-shape="id107" draw:end-glue-point="3" svg:d="m11756 21645h992">
          <text:p/>
        </draw:connector>
        <draw:custom-shape draw:style-name="gr3" draw:text-style-name="P3" xml:id="id108" draw:id="id108" draw:layer="layout" svg:width="2.99cm" svg:height="0.688cm" svg:x="8.631cm" svg:y="22.945cm">
          <text:p text:style-name="P3">Discharge baby</text:p>
          <draw:enhanced-geometry svg:viewBox="0 0 21600 21600" draw:glue-points="?f6 0 10800 ?f8 ?f11 10800 ?f9 21600 10800 ?f10 ?f5 10800" draw:text-areas="?f3 ?f3 ?f4 ?f4" draw:type="parallelogram" draw:modifiers="2672.0160481444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svg:x1="10.118cm" svg:y1="22.373cm" svg:x2="10.126cm" svg:y2="22.945cm" draw:start-shape="id106" draw:start-glue-point="6" draw:end-shape="id108" draw:end-glue-point="5" svg:d="m10118 22373v287h8v285">
          <text:p/>
        </draw:connector>
        <draw:connector draw:style-name="gr2" draw:text-style-name="P2" draw:layer="layout" draw:line-skew="0.032cm" svg:x1="14.271cm" svg:y1="21.869cm" svg:x2="10.126cm" svg:y2="22.945cm" draw:start-shape="id107" draw:start-glue-point="2" draw:end-shape="id108" draw:end-glue-point="5" svg:d="m14271 21869v570h-4145v506">
          <text:p/>
        </draw:connector>
        <draw:connector draw:style-name="gr2" draw:text-style-name="P2" draw:layer="layout" draw:line-skew="0.559cm" svg:x1="13.582cm" svg:y1="18.798cm" svg:x2="10.118cm" svg:y2="20.917cm" draw:start-shape="id104" draw:start-glue-point="2" draw:end-shape="id106" draw:end-glue-point="4" svg:d="m13582 18798v1619h-3464v500">
          <text:p/>
        </draw:connector>
        <draw:custom-shape draw:style-name="gr3" draw:text-style-name="P3" xml:id="id109" draw:id="id109" draw:layer="layout" svg:width="2.301cm" svg:height="1.007cm" svg:x="12.039cm" svg:y="23.096cm">
          <text:p text:style-name="P2"><text:span text:style-name="T2">Hom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draw:line-skew="-0.448cm -3.12cm -0.002cm" svg:x1="10.126cm" svg:y1="23.633cm" svg:x2="13.19cm" svg:y2="23.096cm" draw:start-shape="id108" draw:start-glue-point="8" draw:end-shape="id109" draw:end-glue-point="4" svg:d="m10126 23633v523h1595v-1564h1469v504">
          <text:p/>
        </draw:connector>
        <draw:custom-shape draw:style-name="gr3" draw:text-style-name="P3" xml:id="id110" draw:id="id110" draw:layer="layout" svg:width="3.047cm" svg:height="0.523cm" svg:x="8.649cm" svg:y="25.021cm">
          <text:p text:style-name="P3">Create National Id</text:p>
          <draw:enhanced-geometry svg:viewBox="0 0 21600 21600" draw:type="rectangle" draw:enhanced-path="M 0 0 L 21600 0 21600 21600 0 21600 0 0 Z N"/>
        </draw:custom-shape>
        <draw:custom-shape draw:style-name="gr3" draw:text-style-name="P3" xml:id="id111" draw:id="id111" draw:layer="layout" svg:width="3.047cm" svg:height="0.496cm" svg:x="8.65cm" svg:y="26.121cm">
          <text:p text:style-name="P3">Print Barcod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0.172cm" svg:y1="25.544cm" svg:x2="10.173cm" svg:y2="26.121cm" draw:start-shape="id110" draw:start-glue-point="2" draw:end-shape="id111" draw:end-glue-point="0" svg:d="m10172 25544v288h1v289">
          <text:p/>
        </draw:connector>
        <draw:custom-shape draw:style-name="gr3" draw:text-style-name="P3" xml:id="id112" draw:id="id112" draw:layer="layout" svg:width="2.321cm" svg:height="0.688cm" svg:x="14.929cm" svg:y="23.28cm">
          <text:p text:style-name="P3">Admit baby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2672.0160481444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draw:line-skew="-0.418cm 3.147cm" svg:x1="13.19cm" svg:y1="24.103cm" svg:x2="16.09cm" svg:y2="23.28cm" draw:start-shape="id109" draw:start-glue-point="6" draw:end-shape="id112" draw:end-glue-point="5" svg:d="m13190 24103v83h1494v-1592h1406v686">
          <text:p/>
        </draw:connector>
        <draw:custom-shape draw:style-name="gr3" draw:text-style-name="P3" xml:id="id113" draw:id="id113" draw:layer="layout" svg:width="2.301cm" svg:height="1.456cm" svg:x="18.04cm" svg:y="19.896cm">
          <text:p text:style-name="P2"><text:span text:style-name="T2">Nursery</text:span></text:p>
          <text:p text:style-name="P2"><text:span text:style-name="T2">War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xml:id="id114" draw:id="id114" draw:layer="layout" svg:width="2.301cm" svg:height="1.456cm" svg:x="18.041cm" svg:y="22.096cm">
          <text:p text:style-name="P2"><text:span text:style-name="T2">Kangaroo</text:span></text:p>
          <text:p text:style-name="P2"><text:span text:style-name="T2">War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draw:line-skew="-3.433cm" svg:x1="17.107cm" svg:y1="23.624cm" svg:x2="19.191cm" svg:y2="19.896cm" draw:start-shape="id112" draw:start-glue-point="6" draw:end-shape="id113" draw:end-glue-point="4" svg:d="m17107 23624h302v-4229h1782v501">
          <text:p/>
        </draw:connector>
        <draw:connector draw:style-name="gr2" draw:text-style-name="P2" draw:layer="layout" svg:x1="19.191cm" svg:y1="21.352cm" svg:x2="19.192cm" svg:y2="22.096cm" draw:start-shape="id113" draw:start-glue-point="6" draw:end-shape="id114" draw:end-glue-point="4" svg:d="m19191 21352v373h1v371">
          <text:p/>
        </draw:connector>
        <draw:connector draw:style-name="gr2" draw:text-style-name="P2" draw:layer="layout" svg:x1="15.946cm" svg:y1="23.968cm" svg:x2="10.172cm" svg:y2="25.021cm" draw:start-shape="id112" draw:start-glue-point="7" draw:end-shape="id110" draw:end-glue-point="0" svg:d="m15946 23968v527h-5774v526">
          <text:p/>
        </draw:connector>
        <draw:connector draw:style-name="gr2" draw:text-style-name="P2" draw:layer="layout" svg:x1="19.192cm" svg:y1="23.552cm" svg:x2="11.696cm" svg:y2="25.282cm" draw:start-shape="id114" draw:start-glue-point="6" draw:end-shape="id110" draw:end-glue-point="1" svg:d="m19192 23552v1730h-7496">
          <text:p/>
        </draw:connector>
        <draw:connector draw:style-name="gr2" draw:text-style-name="P2" draw:layer="layout" draw:line-skew="-0.321cm" svg:x1="10.173cm" svg:y1="26.617cm" svg:x2="4.395cm" svg:y2="21.732cm" draw:start-shape="id111" draw:start-glue-point="2" draw:end-shape="id98" draw:end-glue-point="0" svg:d="m10173 26617v180h-3089v-5566h-2689v501">
          <text:p/>
        </draw:connector>
        <draw:connector draw:style-name="gr2" draw:text-style-name="P2" draw:layer="layout" svg:x1="4.395cm" svg:y1="23.851cm" svg:x2="4.395cm" svg:y2="25.667cm" draw:start-shape="id99" draw:start-glue-point="6" draw:end-shape="id115" svg:d="m4395 23851v1816">
          <text:p/>
        </draw:connector>
      </draw:page>
      <draw:page draw:name="page4" draw:style-name="dp1" draw:master-page-name="Default">
        <draw:frame draw:style-name="gr1" draw:text-style-name="P1" draw:layer="layout" svg:width="9.075cm" svg:height="0.962cm" svg:x="6.259cm" svg:y="1.108cm">
          <draw:text-box>
            <text:p><text:span text:style-name="T1">Maternity Phase 2 Flowchart</text:span></text:p>
          </draw:text-box>
        </draw:frame>
        <draw:frame draw:style-name="gr1" draw:text-style-name="P5" draw:layer="layout" svg:width="7.127cm" svg:height="0.806cm" svg:x="7.614cm" svg:y="1.924cm">
          <draw:text-box>
            <text:p><text:span text:style-name="T4">3. Mother Admission Details</text:span></text:p>
          </draw:text-box>
        </draw:frame>
        <draw:custom-shape draw:style-name="gr3" draw:text-style-name="P3" xml:id="id116" draw:id="id116" draw:layer="layout" svg:width="3.443cm" svg:height="1.403cm" svg:x="2.675cm" svg:y="3.525cm">
          <text:p text:style-name="P2"><text:span text:style-name="T2">3.1. Given a </text:span></text:p>
          <text:p text:style-name="P2"><text:span text:style-name="T2">mother that has come </text:span></text:p>
          <text:p text:style-name="P2"><text:span text:style-name="T2">For delive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28" draw:id="id128" draw:layer="layout" svg:width="2.778cm" svg:height="1.111cm" svg:x="3.007cm" svg:y="25.667cm">
          <text:p text:style-name="P2"><text:span text:style-name="T2">Finish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2" draw:layer="layout" svg:x1="4.396cm" svg:y1="2.646cm" svg:x2="4.396cm" svg:y2="3.493cm">
          <text:p/>
        </draw:line>
        <draw:custom-shape draw:style-name="gr3" draw:text-style-name="P3" xml:id="id117" draw:id="id117" draw:layer="layout" svg:width="2.752cm" svg:height="0.688cm" svg:x="3.02cm" svg:y="5.627cm">
          <text:p text:style-name="P3">Gravida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4.397cm" svg:y1="4.928cm" svg:x2="4.396cm" svg:y2="5.627cm" draw:start-shape="id116" draw:start-glue-point="8" draw:end-shape="id117" draw:end-glue-point="0" svg:d="m4397 4928v350h-1v349">
          <text:p/>
        </draw:connector>
        <draw:custom-shape draw:style-name="gr3" draw:text-style-name="P3" xml:id="id118" draw:id="id118" draw:layer="layout" svg:width="2.752cm" svg:height="0.688cm" svg:x="3.02cm" svg:y="7.016cm">
          <text:p text:style-name="P3">Parity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4.396cm" svg:y1="6.315cm" svg:x2="4.396cm" svg:y2="7.016cm" draw:start-shape="id117" draw:start-glue-point="2" draw:end-shape="id118" draw:end-glue-point="0" svg:d="m4396 6315v701">
          <text:p/>
        </draw:connector>
        <draw:custom-shape draw:style-name="gr3" draw:text-style-name="P3" xml:id="id119" draw:id="id119" draw:layer="layout" svg:width="2.752cm" svg:height="0.688cm" svg:x="3.019cm" svg:y="8.404cm">
          <text:p text:style-name="P3">Gestation Week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4.396cm" svg:y1="7.704cm" svg:x2="4.395cm" svg:y2="8.404cm" draw:start-shape="id118" draw:start-glue-point="2" draw:end-shape="id119" draw:end-glue-point="0" svg:d="m4396 7704v350h-1v350">
          <text:p/>
        </draw:connector>
        <draw:custom-shape draw:style-name="gr3" draw:text-style-name="P3" xml:id="id120" draw:id="id120" draw:layer="layout" svg:width="4.361cm" svg:height="0.768cm" svg:x="2.215cm" svg:y="9.792cm">
          <text:p text:style-name="P3">Previous HIV Status</text:p>
          <draw:enhanced-geometry svg:viewBox="0 0 21600 21600" draw:glue-points="?f6 0 10800 ?f8 ?f11 10800 ?f9 21600 10800 ?f10 ?f5 10800" draw:text-areas="?f3 ?f3 ?f4 ?f4" draw:type="parallelogram" draw:modifiers="3279.3522267206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svg:x1="4.395cm" svg:y1="9.092cm" svg:x2="4.396cm" svg:y2="9.792cm" draw:start-shape="id119" draw:start-glue-point="2" draw:end-shape="id120" draw:end-glue-point="5" svg:d="m4395 9092v350h1v350">
          <text:p/>
        </draw:connector>
        <draw:custom-shape draw:style-name="gr3" draw:text-style-name="P3" xml:id="id121" draw:id="id121" draw:layer="layout" svg:width="2.831cm" svg:height="1.376cm" svg:x="2.98cm" svg:y="11.26cm">
          <text:p text:style-name="P3">Previous</text:p>
          <text:p text:style-name="P3">Negativ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22" draw:id="id122" draw:layer="layout" svg:width="2.831cm" svg:height="1.376cm" svg:x="2.981cm" svg:y="13.332cm">
          <text:p text:style-name="P3">Previous</text:p>
          <text:p text:style-name="P3">Positiv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23" draw:id="id123" draw:layer="layout" svg:width="2.831cm" svg:height="1.376cm" svg:x="2.981cm" svg:y="15.26cm">
          <text:p text:style-name="P3">Unknow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4.396cm" svg:y1="10.56cm" svg:x2="4.396cm" svg:y2="11.26cm" draw:start-shape="id120" draw:start-glue-point="8" draw:end-shape="id121" draw:end-glue-point="4" svg:d="m4396 10560v700">
          <text:p/>
        </draw:connector>
        <draw:connector draw:style-name="gr2" draw:text-style-name="P2" draw:layer="layout" svg:x1="4.396cm" svg:y1="12.636cm" svg:x2="4.397cm" svg:y2="13.332cm" draw:start-shape="id121" draw:start-glue-point="6" draw:end-shape="id122" draw:end-glue-point="4" svg:d="m4396 12636v349h1v347">
          <text:p/>
        </draw:connector>
        <draw:connector draw:style-name="gr2" draw:text-style-name="P2" draw:layer="layout" svg:x1="4.397cm" svg:y1="14.708cm" svg:x2="4.397cm" svg:y2="15.26cm" draw:start-shape="id122" draw:start-glue-point="6" draw:end-shape="id123" draw:end-glue-point="4" svg:d="m4397 14708v552">
          <text:p/>
        </draw:connector>
        <draw:custom-shape draw:style-name="gr3" draw:text-style-name="P3" xml:id="id124" draw:id="id124" draw:layer="layout" svg:width="2.963cm" svg:height="0.768cm" svg:x="6.731cm" svg:y="15.564cm">
          <text:p text:style-name="P3">New HIV Status</text:p>
          <draw:enhanced-geometry svg:viewBox="0 0 21600 21600" draw:glue-points="?f6 0 10800 ?f8 ?f11 10800 ?f9 21600 10800 ?f10 ?f5 10800" draw:text-areas="?f3 ?f3 ?f4 ?f4" draw:type="parallelogram" draw:modifiers="3279.3522267206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svg:x1="5.812cm" svg:y1="15.948cm" svg:x2="6.956cm" svg:y2="15.948cm" draw:start-shape="id123" draw:start-glue-point="7" draw:end-shape="id124" draw:end-glue-point="9" svg:d="m5812 15948h1144">
          <text:p/>
        </draw:connector>
        <draw:custom-shape draw:style-name="gr3" draw:text-style-name="P3" xml:id="id125" draw:id="id125" draw:layer="layout" svg:width="2.831cm" svg:height="1.376cm" svg:x="6.797cm" svg:y="17.11cm">
          <text:p text:style-name="P3">Negativ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8.213cm" svg:y1="16.332cm" svg:x2="8.213cm" svg:y2="17.11cm" draw:start-shape="id124" draw:start-glue-point="8" draw:end-shape="id125" draw:end-glue-point="4" svg:d="m8213 16332v778">
          <text:p/>
        </draw:connector>
        <draw:custom-shape draw:style-name="gr3" draw:text-style-name="P3" xml:id="id126" draw:id="id126" draw:layer="layout" svg:width="2.831cm" svg:height="1.376cm" svg:x="6.798cm" svg:y="19.11cm">
          <text:p text:style-name="P3">Positiv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27" draw:id="id127" draw:layer="layout" svg:width="2.831cm" svg:height="1.376cm" svg:x="6.799cm" svg:y="21.01cm">
          <text:p text:style-name="P3">Not Do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8.213cm" svg:y1="18.486cm" svg:x2="8.214cm" svg:y2="19.11cm" draw:start-shape="id125" draw:start-glue-point="6" draw:end-shape="id126" draw:end-glue-point="4" svg:d="m8213 18486v313h1v311">
          <text:p/>
        </draw:connector>
        <draw:connector draw:style-name="gr2" draw:text-style-name="P2" draw:layer="layout" svg:x1="8.214cm" svg:y1="20.486cm" svg:x2="8.215cm" svg:y2="21.01cm" draw:start-shape="id126" draw:start-glue-point="6" draw:end-shape="id127" draw:end-glue-point="4" svg:d="m8214 20486v263h1v261">
          <text:p/>
        </draw:connector>
        <draw:connector draw:style-name="gr2" draw:text-style-name="P2" draw:layer="layout" svg:x1="4.397cm" svg:y1="16.636cm" svg:x2="4.396cm" svg:y2="25.667cm" draw:start-shape="id123" draw:start-glue-point="6" draw:end-shape="id128" draw:end-glue-point="4" svg:d="m4397 16636v4516h-1v4515">
          <text:p/>
        </draw:connector>
        <draw:connector draw:style-name="gr2" draw:text-style-name="P2" draw:layer="layout" draw:line-skew="-1.326cm" svg:x1="8.215cm" svg:y1="22.386cm" svg:x2="4.396cm" svg:y2="25.667cm" draw:start-shape="id127" draw:start-glue-point="6" draw:end-shape="id128" draw:end-glue-point="4" svg:d="m8215 22386v315h-3819v2966">
          <text:p/>
        </draw:connector>
        <draw:connector draw:style-name="gr2" draw:text-style-name="P2" draw:layer="layout" svg:x1="5.812cm" svg:y1="14.02cm" svg:x2="12.519cm" svg:y2="14.02cm" draw:start-shape="id122" draw:start-glue-point="7" draw:end-shape="id129" draw:end-glue-point="5" svg:d="m5812 14020h6707">
          <text:p/>
        </draw:connector>
        <draw:custom-shape draw:style-name="gr3" draw:text-style-name="P3" xml:id="id129" draw:id="id129" draw:layer="layout" svg:width="2.831cm" svg:height="1.376cm" svg:x="12.519cm" svg:y="13.332cm">
          <text:p text:style-name="P3">On AR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line-skew="3.545cm" svg:x1="13.935cm" svg:y1="14.708cm" svg:x2="4.396cm" svg:y2="25.667cm" draw:start-shape="id129" draw:start-glue-point="6" draw:end-shape="id128" draw:end-glue-point="4" svg:d="m13935 14708v9025h-9539v1934">
          <text:p/>
        </draw:connector>
        <draw:connector draw:style-name="gr2" draw:text-style-name="P2" draw:layer="layout" draw:line-skew="-0.517cm" svg:x1="9.629cm" svg:y1="19.798cm" svg:x2="12.519cm" svg:y2="14.02cm" draw:start-shape="id126" draw:start-glue-point="7" draw:end-shape="id129" draw:end-glue-point="5" svg:d="m9629 19798h928v-5778h1962">
          <text:p/>
        </draw:connector>
        <draw:custom-shape draw:style-name="gr3" draw:text-style-name="P3" xml:id="id130" draw:id="id130" draw:layer="layout" svg:width="2.963cm" svg:height="0.768cm" svg:x="16.855cm" svg:y="13.636cm">
          <text:p text:style-name="P3">ART Started</text:p>
          <draw:enhanced-geometry svg:viewBox="0 0 21600 21600" draw:glue-points="?f6 0 10800 ?f8 ?f11 10800 ?f9 21600 10800 ?f10 ?f5 10800" draw:text-areas="?f3 ?f3 ?f4 ?f4" draw:type="parallelogram" draw:modifiers="3279.3522267206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svg:x1="15.35cm" svg:y1="14.02cm" svg:x2="17.08cm" svg:y2="14.02cm" draw:start-shape="id129" draw:start-glue-point="7" draw:end-shape="id130" draw:end-glue-point="9" svg:d="m15350 14020h1730">
          <text:p/>
        </draw:connector>
        <draw:custom-shape draw:style-name="gr3" draw:text-style-name="P3" xml:id="id131" draw:id="id131" draw:layer="layout" svg:width="3.742cm" svg:height="1.828cm" svg:x="16.465cm" svg:y="15.132cm">
          <text:p text:style-name="P3">On ART</text:p>
          <text:p text:style-name="P3">Before</text:p>
          <text:p text:style-name="P3">Pregnanc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18.337cm" svg:y1="14.404cm" svg:x2="18.336cm" svg:y2="15.132cm" draw:start-shape="id130" draw:start-glue-point="8" draw:end-shape="id131" draw:end-glue-point="4" svg:d="m18337 14404v365h-1v363">
          <text:p/>
        </draw:connector>
        <draw:custom-shape draw:style-name="gr3" draw:text-style-name="P3" xml:id="id132" draw:id="id132" draw:layer="layout" svg:width="3.742cm" svg:height="1.828cm" svg:x="16.465cm" svg:y="17.732cm">
          <text:p text:style-name="P3">On ART</text:p>
          <text:p text:style-name="P3">Since 1<text:span text:style-name="T5">st</text:span> or 2<text:span text:style-name="T5">nd</text:span> </text:p>
          <text:p text:style-name="P3">Trimest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18.336cm" svg:y1="16.96cm" svg:x2="18.336cm" svg:y2="17.732cm" draw:start-shape="id131" draw:start-glue-point="6" draw:end-shape="id132" draw:end-glue-point="4" svg:d="m18336 16960v772">
          <text:p/>
        </draw:connector>
        <draw:custom-shape draw:style-name="gr3" draw:text-style-name="P3" xml:id="id133" draw:id="id133" draw:layer="layout" svg:width="3.742cm" svg:height="1.828cm" svg:x="16.465cm" svg:y="20.232cm">
          <text:p text:style-name="P3">On ART</text:p>
          <text:p text:style-name="P3">Since 3<text:span text:style-name="T5">rd</text:span> </text:p>
          <text:p text:style-name="P3">Trimest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34" draw:id="id134" draw:layer="layout" svg:width="3.742cm" svg:height="1.828cm" svg:x="16.465cm" svg:y="22.732cm">
          <text:p text:style-name="P3">On ART</text:p>
          <text:p text:style-name="P3">During</text:p>
          <text:p text:style-name="P3">Labo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18.336cm" svg:y1="19.56cm" svg:x2="18.336cm" svg:y2="20.232cm" draw:start-shape="id132" draw:start-glue-point="6" draw:end-shape="id133" draw:end-glue-point="4" svg:d="m18336 19560v672">
          <text:p/>
        </draw:connector>
        <draw:connector draw:style-name="gr2" draw:text-style-name="P2" draw:layer="layout" svg:x1="18.336cm" svg:y1="22.06cm" svg:x2="18.336cm" svg:y2="22.732cm" draw:start-shape="id133" draw:start-glue-point="6" draw:end-shape="id134" draw:end-glue-point="4" svg:d="m18336 22060v672">
          <text:p/>
        </draw:connector>
        <draw:custom-shape draw:style-name="gr3" draw:text-style-name="P3" xml:id="id135" draw:id="id135" draw:layer="layout" svg:width="2.752cm" svg:height="0.688cm" svg:x="16.96cm" svg:y="25.304cm">
          <text:p text:style-name="P3">ART Number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8.336cm" svg:y1="24.56cm" svg:x2="18.336cm" svg:y2="25.304cm" draw:start-shape="id134" draw:start-glue-point="6" draw:end-shape="id135" draw:end-glue-point="0" svg:d="m18336 24560v744">
          <text:p/>
        </draw:connector>
        <draw:connector draw:style-name="gr2" draw:text-style-name="P2" draw:layer="layout" draw:line-skew="-0.009cm 0cm -0.771cm" svg:x1="18.336cm" svg:y1="25.992cm" svg:x2="4.396cm" svg:y2="25.667cm" draw:start-shape="id135" draw:start-glue-point="2" draw:end-shape="id128" draw:end-glue-point="4" svg:d="m18336 25992v492h-6963v-2090h-6977v1273">
          <text:p/>
        </draw:connector>
      </draw:page>
      <draw:page draw:name="page5" draw:style-name="dp1" draw:master-page-name="Default">
        <draw:frame draw:style-name="gr1" draw:text-style-name="P1" draw:layer="layout" svg:width="9.075cm" svg:height="0.962cm" svg:x="6.26cm" svg:y="1.108cm">
          <draw:text-box>
            <text:p><text:span text:style-name="T1">Maternity Phase 2 Flowchart</text:span></text:p>
          </draw:text-box>
        </draw:frame>
        <draw:frame draw:style-name="gr1" draw:text-style-name="P5" draw:layer="layout" svg:width="7.195cm" svg:height="0.806cm" svg:x="7.198cm" svg:y="1.924cm">
          <draw:text-box>
            <text:p><text:span text:style-name="T4">4. Update Mother's Outcome</text:span></text:p>
          </draw:text-box>
        </draw:frame>
        <draw:custom-shape draw:style-name="gr3" draw:text-style-name="P3" xml:id="id136" draw:id="id136" draw:layer="layout" svg:width="3.443cm" svg:height="1.403cm" svg:x="2.666cm" svg:y="3.526cm">
          <text:p text:style-name="P2"><text:span text:style-name="T2">4.1. Given a </text:span></text:p>
          <text:p text:style-name="P2"><text:span text:style-name="T2">mother that has </text:span></text:p>
          <text:p text:style-name="P2"><text:span text:style-name="T2">delive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68" draw:id="id168" draw:layer="layout" svg:width="2.778cm" svg:height="1.111cm" svg:x="2.998cm" svg:y="25.668cm">
          <text:p text:style-name="P2"><text:span text:style-name="T2">Finish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2" draw:layer="layout" svg:x1="4.387cm" svg:y1="2.672cm" svg:x2="4.387cm" svg:y2="3.492cm">
          <text:p/>
        </draw:line>
        <draw:custom-shape draw:style-name="gr3" draw:text-style-name="P3" xml:id="id137" draw:id="id137" draw:layer="layout" svg:width="4.524cm" svg:height="0.82cm" svg:x="2.125cm" svg:y="5.576cm">
          <text:p text:style-name="P3">Obstetric Complications</text:p>
          <draw:enhanced-geometry svg:viewBox="0 0 21600 21600" draw:glue-points="?f6 0 10800 ?f8 ?f11 10800 ?f9 21600 10800 ?f10 ?f5 10800" draw:text-areas="?f3 ?f3 ?f4 ?f4" draw:type="parallelogram" draw:modifiers="2473.3775598500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svg:x1="4.388cm" svg:y1="4.929cm" svg:x2="4.387cm" svg:y2="5.576cm" draw:start-shape="id136" draw:start-glue-point="8" draw:end-shape="id137" draw:end-glue-point="5" svg:d="m4388 4929v324h-1v323">
          <text:p/>
        </draw:connector>
        <draw:custom-shape draw:style-name="gr3" draw:text-style-name="P3" xml:id="id138" draw:id="id138" draw:layer="layout" svg:width="3.256cm" svg:height="1.194cm" svg:x="11.68cm" svg:y="3.644cm">
          <text:p text:style-name="P3">No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39" draw:id="id139" draw:layer="layout" svg:width="3.413cm" svg:height="1.425cm" svg:x="11.602cm" svg:y="5.386cm">
          <text:p text:style-name="P3">Ante part</text:p>
          <text:p text:style-name="P3">hemorrhag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13.308cm" svg:y1="4.838cm" svg:x2="13.309cm" svg:y2="5.386cm" draw:start-shape="id138" draw:start-glue-point="6" draw:end-shape="id139" draw:end-glue-point="4" svg:d="m13308 4838v274h1v274">
          <text:p/>
        </draw:connector>
        <draw:custom-shape draw:style-name="gr3" draw:text-style-name="P3" xml:id="id140" draw:id="id140" draw:layer="layout" svg:width="3.413cm" svg:height="1.425cm" svg:x="11.602cm" svg:y="7.358cm">
          <text:p text:style-name="P3">Post part</text:p>
          <text:p text:style-name="P3">hemorrhag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13.309cm" svg:y1="6.811cm" svg:x2="13.309cm" svg:y2="7.358cm" draw:start-shape="id139" draw:start-glue-point="6" draw:end-shape="id140" draw:end-glue-point="4" svg:d="m13309 6811v547">
          <text:p/>
        </draw:connector>
        <draw:custom-shape draw:style-name="gr3" draw:text-style-name="P3" xml:id="id141" draw:id="id141" draw:layer="layout" svg:width="3.413cm" svg:height="1.425cm" svg:x="11.602cm" svg:y="9.331cm">
          <text:p text:style-name="P3">Obstetric /</text:p>
          <text:p text:style-name="P3">Prol labo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13.309cm" svg:y1="8.783cm" svg:x2="13.309cm" svg:y2="9.331cm" draw:start-shape="id140" draw:start-glue-point="6" draw:end-shape="id141" draw:end-glue-point="4" svg:d="m13309 8783v548">
          <text:p/>
        </draw:connector>
        <draw:custom-shape draw:style-name="gr3" draw:text-style-name="P3" xml:id="id142" draw:id="id142" draw:layer="layout" svg:width="3.413cm" svg:height="1.425cm" svg:x="11.602cm" svg:y="11.304cm">
          <text:p text:style-name="P3">(pre) Eclampsi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43" draw:id="id143" draw:layer="layout" svg:width="3.413cm" svg:height="1.425cm" svg:x="11.602cm" svg:y="13.275cm">
          <text:p text:style-name="P3">Sepsi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13.309cm" svg:y1="10.756cm" svg:x2="13.309cm" svg:y2="11.304cm" draw:start-shape="id141" draw:start-glue-point="6" draw:end-shape="id142" draw:end-glue-point="4" svg:d="m13309 10756v548">
          <text:p/>
        </draw:connector>
        <draw:connector draw:style-name="gr2" draw:text-style-name="P2" draw:layer="layout" svg:x1="13.309cm" svg:y1="12.729cm" svg:x2="13.309cm" svg:y2="13.275cm" draw:start-shape="id142" draw:start-glue-point="6" draw:end-shape="id143" draw:end-glue-point="4" svg:d="m13309 12729v546">
          <text:p/>
        </draw:connector>
        <draw:custom-shape draw:style-name="gr3" draw:text-style-name="P3" xml:id="id144" draw:id="id144" draw:layer="layout" svg:width="3.413cm" svg:height="1.425cm" svg:x="11.603cm" svg:y="15.276cm">
          <text:p text:style-name="P3">Oth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13.309cm" svg:y1="14.7cm" svg:x2="13.31cm" svg:y2="15.276cm" draw:start-shape="id143" draw:start-glue-point="6" draw:end-shape="id144" draw:end-glue-point="4" svg:d="m13309 14700v288h1v288">
          <text:p/>
        </draw:connector>
        <draw:custom-shape draw:style-name="gr3" draw:text-style-name="P3" xml:id="id145" draw:id="id145" draw:layer="layout" svg:width="2.672cm" svg:height="0.662cm" svg:x="16.008cm" svg:y="15.657cm">
          <text:p text:style-name="P3">Specify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5.016cm" svg:y1="15.989cm" svg:x2="16.008cm" svg:y2="15.988cm" draw:start-shape="id144" draw:start-glue-point="7" draw:end-shape="id145" draw:end-glue-point="3" svg:d="m15016 15989h496v-1h496">
          <text:p/>
        </draw:connector>
        <draw:custom-shape draw:style-name="gr3" draw:text-style-name="P3" xml:id="id146" draw:id="id146" draw:layer="layout" svg:width="2.672cm" svg:height="0.662cm" svg:x="3.051cm" svg:y="7.357cm">
          <text:p text:style-name="P3">Drugs given</text:p>
          <draw:enhanced-geometry svg:viewBox="0 0 21600 21600" draw:type="rectangle" draw:enhanced-path="M 0 0 L 21600 0 21600 21600 0 21600 0 0 Z N"/>
        </draw:custom-shape>
        <draw:custom-shape draw:style-name="gr3" draw:text-style-name="P3" xml:id="id147" draw:id="id147" draw:layer="layout" svg:width="3.413cm" svg:height="1.425cm" svg:x="2.681cm" svg:y="8.577cm">
          <text:p text:style-name="P3">Blood transfu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49" draw:id="id149" draw:layer="layout" svg:width="1.482cm" svg:height="0.662cm" svg:x="7.208cm" svg:y="8.958cm">
          <text:p text:style-name="P3">Yes</text:p>
          <draw:enhanced-geometry svg:viewBox="0 0 21600 21600" draw:type="rectangle" draw:enhanced-path="M 0 0 L 21600 0 21600 21600 0 21600 0 0 Z N"/>
        </draw:custom-shape>
        <draw:custom-shape draw:style-name="gr3" draw:text-style-name="P3" xml:id="id148" draw:id="id148" draw:layer="layout" svg:width="1.482cm" svg:height="0.662cm" svg:x="3.646cm" svg:y="10.557cm">
          <text:p text:style-name="P3">No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line-skew="-0.35cm 0.492cm" svg:x1="4.387cm" svg:y1="6.396cm" svg:x2="13.308cm" svg:y2="3.644cm" draw:start-shape="id137" draw:start-glue-point="8" draw:end-shape="id138" draw:end-glue-point="4" svg:d="m4387 6396v152h5270v-3405h3651v501">
          <text:p/>
        </draw:connector>
        <draw:connector draw:style-name="gr2" draw:text-style-name="P2" draw:layer="layout" svg:x1="4.387cm" svg:y1="8.019cm" svg:x2="4.388cm" svg:y2="8.577cm" draw:start-shape="id146" draw:start-glue-point="2" draw:end-shape="id147" draw:end-glue-point="4" svg:d="m4387 8019v279h1v279">
          <text:p/>
        </draw:connector>
        <draw:connector draw:style-name="gr2" draw:text-style-name="P2" draw:layer="layout" svg:x1="4.388cm" svg:y1="10.002cm" svg:x2="4.387cm" svg:y2="10.557cm" draw:start-shape="id147" draw:start-glue-point="6" draw:end-shape="id148" draw:end-glue-point="0" svg:d="m4388 10002v278h-1v277">
          <text:p/>
        </draw:connector>
        <draw:connector draw:style-name="gr2" draw:text-style-name="P2" draw:layer="layout" svg:x1="6.094cm" svg:y1="9.29cm" svg:x2="7.208cm" svg:y2="9.289cm" draw:start-shape="id147" draw:start-glue-point="7" draw:end-shape="id149" draw:end-glue-point="3" svg:d="m6094 9290h557v-1h557">
          <text:p/>
        </draw:connector>
        <draw:connector draw:style-name="gr2" draw:text-style-name="P2" draw:layer="layout" draw:line-skew="0cm 1.027cm" svg:x1="13.31cm" svg:y1="16.701cm" svg:x2="4.387cm" svg:y2="7.357cm" draw:start-shape="id144" draw:start-glue-point="6" draw:end-shape="id146" draw:end-glue-point="0" svg:d="m13310 16701v501h-3620v-10346h-5303v501">
          <text:p/>
        </draw:connector>
        <draw:connector draw:style-name="gr2" draw:text-style-name="P2" draw:layer="layout" draw:line-skew="0.378cm -1.176cm" svg:x1="17.344cm" svg:y1="16.319cm" svg:x2="4.387cm" svg:y2="7.357cm" draw:start-shape="id145" draw:start-glue-point="2" draw:end-shape="id146" draw:end-glue-point="0" svg:d="m17344 16319v879h-7654v-10342h-5303v501">
          <text:p/>
        </draw:connector>
        <draw:custom-shape draw:style-name="gr3" draw:text-style-name="P3" xml:id="id150" draw:id="id150" draw:layer="layout" svg:width="3.413cm" svg:height="1.425cm" svg:x="2.682cm" svg:y="11.977cm">
          <text:p text:style-name="P3">Manual</text:p>
          <text:p text:style-name="P3">Placenta </text:p>
          <text:p text:style-name="P3">remova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52" draw:id="id152" draw:layer="layout" svg:width="1.482cm" svg:height="0.662cm" svg:x="7.209cm" svg:y="12.358cm">
          <text:p text:style-name="P3">Yes</text:p>
          <draw:enhanced-geometry svg:viewBox="0 0 21600 21600" draw:type="rectangle" draw:enhanced-path="M 0 0 L 21600 0 21600 21600 0 21600 0 0 Z N"/>
        </draw:custom-shape>
        <draw:custom-shape draw:style-name="gr3" draw:text-style-name="P3" xml:id="id151" draw:id="id151" draw:layer="layout" svg:width="1.482cm" svg:height="0.662cm" svg:x="3.647cm" svg:y="14.057cm">
          <text:p text:style-name="P3">No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4.387cm" svg:y1="11.219cm" svg:x2="4.389cm" svg:y2="11.977cm" draw:start-shape="id148" draw:start-glue-point="2" draw:end-shape="id150" draw:end-glue-point="4" svg:d="m4387 11219v379h2v379">
          <text:p/>
        </draw:connector>
        <draw:connector draw:style-name="gr2" draw:text-style-name="P2" draw:layer="layout" svg:x1="4.389cm" svg:y1="13.402cm" svg:x2="4.388cm" svg:y2="14.057cm" draw:start-shape="id150" draw:start-glue-point="6" draw:end-shape="id151" draw:end-glue-point="0" svg:d="m4389 13402v328h-1v327">
          <text:p/>
        </draw:connector>
        <draw:connector draw:style-name="gr2" draw:text-style-name="P2" draw:layer="layout" svg:x1="6.095cm" svg:y1="12.69cm" svg:x2="7.209cm" svg:y2="12.689cm" draw:start-shape="id150" draw:start-glue-point="7" draw:end-shape="id152" draw:end-glue-point="3" svg:d="m6095 12690h557v-1h557">
          <text:p/>
        </draw:connector>
        <draw:connector draw:style-name="gr2" draw:text-style-name="P2" draw:layer="layout" draw:line-skew="0.523cm" svg:x1="7.949cm" svg:y1="9.62cm" svg:x2="4.389cm" svg:y2="11.977cm" draw:start-shape="id149" draw:start-glue-point="2" draw:end-shape="id150" draw:end-glue-point="4" svg:d="m7949 9620v1701h-3560v656">
          <text:p/>
        </draw:connector>
        <draw:custom-shape draw:style-name="gr3" draw:text-style-name="P3" xml:id="id153" draw:id="id153" draw:layer="layout" svg:width="3.413cm" svg:height="1.425cm" svg:x="2.683cm" svg:y="15.377cm">
          <text:p text:style-name="P3">Vitamin A</text:p>
          <text:p text:style-name="P3">Give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54" draw:id="id154" draw:layer="layout" svg:width="1.482cm" svg:height="0.662cm" svg:x="7.21cm" svg:y="15.758cm">
          <text:p text:style-name="P3">Yes</text:p>
          <draw:enhanced-geometry svg:viewBox="0 0 21600 21600" draw:type="rectangle" draw:enhanced-path="M 0 0 L 21600 0 21600 21600 0 21600 0 0 Z N"/>
        </draw:custom-shape>
        <draw:custom-shape draw:style-name="gr3" draw:text-style-name="P3" xml:id="id155" draw:id="id155" draw:layer="layout" svg:width="1.482cm" svg:height="0.662cm" svg:x="3.646cm" svg:y="17.357cm">
          <text:p text:style-name="P3">No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4.388cm" svg:y1="14.719cm" svg:x2="4.39cm" svg:y2="15.377cm" draw:start-shape="id151" draw:start-glue-point="2" draw:end-shape="id153" draw:end-glue-point="4" svg:d="m4388 14719v329h2v329">
          <text:p/>
        </draw:connector>
        <draw:connector draw:style-name="gr2" draw:text-style-name="P2" draw:layer="layout" draw:line-skew="0.645cm" svg:x1="7.95cm" svg:y1="13.02cm" svg:x2="4.39cm" svg:y2="15.377cm" draw:start-shape="id152" draw:start-glue-point="2" draw:end-shape="id153" draw:end-glue-point="4" svg:d="m7950 13020v1823h-3560v534">
          <text:p/>
        </draw:connector>
        <draw:connector draw:style-name="gr2" draw:text-style-name="P2" draw:layer="layout" svg:x1="6.096cm" svg:y1="16.09cm" svg:x2="7.21cm" svg:y2="16.089cm" draw:start-shape="id153" draw:start-glue-point="7" draw:end-shape="id154" draw:end-glue-point="3" svg:d="m6096 16090h557v-1h557">
          <text:p/>
        </draw:connector>
        <draw:connector draw:style-name="gr2" draw:text-style-name="P2" draw:layer="layout" svg:x1="4.39cm" svg:y1="16.802cm" svg:x2="4.387cm" svg:y2="17.357cm" draw:start-shape="id153" draw:start-glue-point="6" draw:end-shape="id155" draw:end-glue-point="0" svg:d="m4390 16802v278h-3v277">
          <text:p/>
        </draw:connector>
        <draw:custom-shape draw:style-name="gr3" draw:text-style-name="P3" xml:id="id156" draw:id="id156" draw:layer="layout" svg:width="4.524cm" svg:height="0.82cm" svg:x="2.125cm" svg:y="18.676cm">
          <text:p text:style-name="P3">Staff conducted delivery</text:p>
          <draw:enhanced-geometry svg:viewBox="0 0 21600 21600" draw:glue-points="?f6 0 10800 ?f8 ?f11 10800 ?f9 21600 10800 ?f10 ?f5 10800" draw:text-areas="?f3 ?f3 ?f4 ?f4" draw:type="parallelogram" draw:modifiers="2473.3775598500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svg:x1="4.387cm" svg:y1="18.019cm" svg:x2="4.387cm" svg:y2="18.676cm" draw:start-shape="id155" draw:start-glue-point="2" draw:end-shape="id156" draw:end-glue-point="5" svg:d="m4387 18019v657">
          <text:p/>
        </draw:connector>
        <draw:custom-shape draw:style-name="gr3" draw:text-style-name="P3" xml:id="id157" draw:id="id157" draw:layer="layout" svg:width="3.413cm" svg:height="1.425cm" svg:x="13.894cm" svg:y="18.345cm">
          <text:p text:style-name="P3">MD /</text:p>
          <text:p text:style-name="P3">CO /</text:p>
          <text:p text:style-name="P3">M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line-skew="-0.262cm 2.924cm" svg:x1="4.387cm" svg:y1="19.496cm" svg:x2="15.601cm" svg:y2="18.345cm" draw:start-shape="id156" draw:start-glue-point="8" draw:end-shape="id157" draw:end-glue-point="4" svg:d="m4387 19496v240h8809v-1893h2405v502">
          <text:p/>
        </draw:connector>
        <draw:custom-shape draw:style-name="gr3" draw:text-style-name="P3" xml:id="id158" draw:id="id158" draw:layer="layout" svg:width="3.413cm" svg:height="1.425cm" svg:x="13.895cm" svg:y="20.346cm">
          <text:p text:style-name="P3">PA /</text:p>
          <text:p text:style-name="P3">WA /</text:p>
          <text:p text:style-name="P3">HS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15.601cm" svg:y1="19.77cm" svg:x2="15.602cm" svg:y2="20.346cm" draw:start-shape="id157" draw:start-glue-point="6" draw:end-shape="id158" draw:end-glue-point="4" svg:d="m15601 19770v288h1v288">
          <text:p/>
        </draw:connector>
        <draw:custom-shape draw:style-name="gr3" draw:text-style-name="P3" xml:id="id159" draw:id="id159" draw:layer="layout" svg:width="3.413cm" svg:height="1.425cm" svg:x="13.896cm" svg:y="22.347cm">
          <text:p text:style-name="P3">Oth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15.602cm" svg:y1="21.771cm" svg:x2="15.603cm" svg:y2="22.347cm" draw:start-shape="id158" draw:start-glue-point="6" draw:end-shape="id159" draw:end-glue-point="4" svg:d="m15602 21771v288h1v288">
          <text:p/>
        </draw:connector>
        <draw:custom-shape draw:style-name="gr3" draw:text-style-name="P3" xml:id="id160" draw:id="id160" draw:layer="layout" svg:width="2.455cm" svg:height="0.662cm" svg:x="17.918cm" svg:y="22.728cm">
          <text:p text:style-name="P3">Specify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7.309cm" svg:y1="23.06cm" svg:x2="17.918cm" svg:y2="23.059cm" draw:start-shape="id159" draw:start-glue-point="7" draw:end-shape="id160" draw:end-glue-point="3" svg:d="m17309 23060h304v-1h305">
          <text:p/>
        </draw:connector>
        <draw:custom-shape draw:style-name="gr3" draw:text-style-name="P3" xml:id="id161" draw:id="id161" draw:layer="layout" svg:width="4.524cm" svg:height="0.82cm" svg:x="2.125cm" svg:y="20.476cm">
          <text:p text:style-name="P3">Outcome</text:p>
          <draw:enhanced-geometry svg:viewBox="0 0 21600 21600" draw:glue-points="?f6 0 10800 ?f8 ?f11 10800 ?f9 21600 10800 ?f10 ?f5 10800" draw:text-areas="?f3 ?f3 ?f4 ?f4" draw:type="parallelogram" draw:modifiers="2473.3775598500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draw:line-skew="0cm 2.989cm" svg:x1="15.603cm" svg:y1="23.772cm" svg:x2="4.646cm" svg:y2="20.476cm" draw:start-shape="id159" draw:start-glue-point="6" draw:end-shape="id161" draw:end-glue-point="4" svg:d="m15603 23772v501h-2341v-4298h-8616v501">
          <text:p/>
        </draw:connector>
        <draw:connector draw:style-name="gr2" draw:text-style-name="P2" draw:layer="layout" draw:line-skew="0.385cm 0.978cm" svg:x1="19.145cm" svg:y1="23.39cm" svg:x2="4.646cm" svg:y2="20.476cm" draw:start-shape="id160" draw:start-glue-point="2" draw:end-shape="id161" draw:end-glue-point="4" svg:d="m19145 23390v886h-5883v-4301h-8616v501">
          <text:p/>
        </draw:connector>
        <draw:custom-shape draw:style-name="gr3" draw:text-style-name="P3" xml:id="id162" draw:id="id162" draw:layer="layout" svg:width="2.135cm" svg:height="0.989cm" svg:x="10.423cm" svg:y="20.83cm">
          <text:p text:style-name="P3">Aliv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63" draw:id="id163" draw:layer="layout" svg:width="2.299cm" svg:height="1.104cm" svg:x="10.341cm" svg:y="22.301cm">
          <text:p text:style-name="P3">Di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line-skew="-0.378cm 1.485cm -0.153cm" svg:x1="4.387cm" svg:y1="21.296cm" svg:x2="11.491cm" svg:y2="20.83cm" draw:start-shape="id161" draw:start-glue-point="8" draw:end-shape="id162" draw:end-glue-point="4" svg:d="m4387 21296v124h5634v-1245h1470v655">
          <text:p/>
        </draw:connector>
        <draw:connector draw:style-name="gr2" draw:text-style-name="P2" draw:layer="layout" svg:x1="11.491cm" svg:y1="21.819cm" svg:x2="11.491cm" svg:y2="22.301cm" draw:start-shape="id162" draw:start-glue-point="6" draw:end-shape="id163" draw:end-glue-point="4" svg:d="m11491 21819v482">
          <text:p/>
        </draw:connector>
        <draw:connector draw:style-name="gr2" draw:text-style-name="P2" draw:layer="layout" draw:line-skew="0.609cm" svg:x1="7.951cm" svg:y1="16.42cm" svg:x2="4.387cm" svg:y2="18.676cm" draw:start-shape="id154" draw:start-glue-point="2" draw:end-shape="id156" draw:end-glue-point="5" svg:d="m7951 16420v1737h-3564v519">
          <text:p/>
        </draw:connector>
        <draw:custom-shape draw:style-name="gr3" draw:text-style-name="P3" xml:id="id164" draw:id="id164" draw:layer="layout" svg:width="2.299cm" svg:height="1.104cm" svg:x="3.238cm" svg:y="22.167cm">
          <text:p text:style-name="P3">C/Se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line-skew="-0.26cm 2.082cm" svg:x1="11.491cm" svg:y1="23.405cm" svg:x2="4.388cm" svg:y2="22.167cm" draw:start-shape="id163" draw:start-glue-point="6" draw:end-shape="id164" draw:end-glue-point="4" svg:d="m11491 23405v242h-1470v-1981h-5633v501">
          <text:p/>
        </draw:connector>
        <draw:custom-shape draw:style-name="gr3" draw:text-style-name="P3" xml:id="id165" draw:id="id165" draw:layer="layout" svg:width="3.472cm" svg:height="0.662cm" svg:x="6.319cm" svg:y="22.388cm">
          <text:p text:style-name="P3">Date sutures removed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5.537cm" svg:y1="22.719cm" svg:x2="6.319cm" svg:y2="22.719cm" draw:start-shape="id164" draw:start-glue-point="7" draw:end-shape="id165" draw:end-glue-point="3" svg:d="m5537 22719h782">
          <text:p/>
        </draw:connector>
        <draw:custom-shape draw:style-name="gr3" draw:text-style-name="P3" xml:id="id166" draw:id="id166" draw:layer="layout" svg:width="2.299cm" svg:height="1.104cm" svg:x="3.238cm" svg:y="23.967cm">
          <text:p text:style-name="P3">Refer Ou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67" draw:id="id167" draw:layer="layout" svg:width="3.009cm" svg:height="0.662cm" svg:x="6.519cm" svg:y="24.188cm">
          <text:p text:style-name="P3">Referral facility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5.537cm" svg:y1="24.519cm" svg:x2="6.519cm" svg:y2="24.519cm" draw:start-shape="id166" draw:start-glue-point="7" draw:end-shape="id167" draw:end-glue-point="3" svg:d="m5537 24519h982">
          <text:p/>
        </draw:connector>
        <draw:connector draw:style-name="gr2" draw:text-style-name="P2" draw:layer="layout" svg:x1="4.388cm" svg:y1="23.271cm" svg:x2="4.388cm" svg:y2="23.967cm" draw:start-shape="id164" draw:start-glue-point="6" draw:end-shape="id166" draw:end-glue-point="4" svg:d="m4388 23271v696">
          <text:p/>
        </draw:connector>
        <draw:connector draw:style-name="gr2" draw:text-style-name="P2" draw:layer="layout" svg:x1="4.388cm" svg:y1="25.071cm" svg:x2="4.387cm" svg:y2="25.668cm" draw:start-shape="id166" draw:start-glue-point="6" draw:end-shape="id168" draw:end-glue-point="4" svg:d="m4388 25071v299h-1v298">
          <text:p/>
        </draw:connector>
        <draw:connector draw:style-name="gr2" draw:text-style-name="P2" draw:layer="layout" draw:line-skew="-1.858cm 3.163cm -0.05cm" svg:x1="8.055cm" svg:y1="23.05cm" svg:x2="4.388cm" svg:y2="23.967cm" draw:start-shape="id165" draw:start-glue-point="2" draw:end-shape="id166" draw:end-glue-point="4" svg:d="m8055 23050v665h-2156v-299h-1511v551">
          <text:p/>
        </draw:connector>
        <draw:connector draw:style-name="gr2" draw:text-style-name="P2" draw:layer="layout" draw:line-skew="-1.715cm 3.489cm" svg:x1="8.023cm" svg:y1="24.85cm" svg:x2="4.387cm" svg:y2="25.668cm" draw:start-shape="id167" draw:start-glue-point="2" draw:end-shape="id168" draw:end-glue-point="4" svg:d="m8023 24850v715h-2037v-399h-1599v502">
          <text:p/>
        </draw:connector>
      </draw:page>
      <draw:page draw:name="page6" draw:style-name="dp1" draw:master-page-name="Default">
        <draw:frame draw:style-name="gr1" draw:text-style-name="P1" draw:layer="layout" svg:width="9.075cm" svg:height="0.962cm" svg:x="6.261cm" svg:y="1.108cm">
          <draw:text-box>
            <text:p><text:span text:style-name="T1">Maternity Phase 2 Flowchart</text:span></text:p>
          </draw:text-box>
        </draw:frame>
        <draw:frame draw:style-name="gr1" draw:text-style-name="P5" draw:layer="layout" svg:width="10.857cm" svg:height="0.806cm" svg:x="5.367cm" svg:y="1.924cm">
          <draw:text-box>
            <text:p><text:span text:style-name="T4">5. Admit Baby to Nursery or Kangaroo Ward</text:span></text:p>
          </draw:text-box>
        </draw:frame>
        <draw:custom-shape draw:style-name="gr3" draw:text-style-name="P3" xml:id="id169" draw:id="id169" draw:layer="layout" svg:width="3.443cm" svg:height="1.403cm" svg:x="9.214cm" svg:y="3.627cm">
          <text:p text:style-name="P2"><text:span text:style-name="T2">5.1. Given a </text:span></text:p>
          <text:p text:style-name="P2"><text:span text:style-name="T2">Baby has been </text:span></text:p>
          <text:p text:style-name="P2"><text:span text:style-name="T2">admit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73" draw:id="id173" draw:layer="layout" svg:width="2.778cm" svg:height="1.111cm" svg:x="9.546cm" svg:y="11.419cm">
          <text:p text:style-name="P2"><text:span text:style-name="T2">Finish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2" draw:layer="layout" svg:x1="10.935cm" svg:y1="2.804cm" svg:x2="10.935cm" svg:y2="3.677cm">
          <text:p/>
        </draw:line>
        <draw:custom-shape draw:style-name="gr3" draw:text-style-name="P3" xml:id="id170" draw:id="id170" draw:layer="layout" svg:width="3.28cm" svg:height="0.793cm" svg:x="9.295cm" svg:y="6.044cm">
          <text:p text:style-name="P3">Admission date</text:p>
          <draw:enhanced-geometry svg:viewBox="0 0 21600 21600" draw:type="rectangle" draw:enhanced-path="M 0 0 L 21600 0 21600 21600 0 21600 0 0 Z N"/>
        </draw:custom-shape>
        <draw:custom-shape draw:style-name="gr3" draw:text-style-name="P3" xml:id="id171" draw:id="id171" draw:layer="layout" svg:width="3.333cm" svg:height="0.793cm" svg:x="9.269cm" svg:y="7.852cm">
          <text:p text:style-name="P3">Admission weight</text:p>
          <draw:enhanced-geometry svg:viewBox="0 0 21600 21600" draw:type="rectangle" draw:enhanced-path="M 0 0 L 21600 0 21600 21600 0 21600 0 0 Z N"/>
        </draw:custom-shape>
        <draw:custom-shape draw:style-name="gr3" draw:text-style-name="P3" xml:id="id172" draw:id="id172" draw:layer="layout" svg:width="3.413cm" svg:height="0.793cm" svg:x="9.229cm" svg:y="9.657cm">
          <text:p text:style-name="P3">Reason for Admission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0.936cm" svg:y1="5.03cm" svg:x2="10.935cm" svg:y2="6.044cm" draw:start-shape="id169" draw:start-glue-point="8" draw:end-shape="id170" draw:end-glue-point="0" svg:d="m10936 5030v507h-1v507">
          <text:p/>
        </draw:connector>
        <draw:connector draw:style-name="gr2" draw:text-style-name="P2" draw:layer="layout" svg:x1="10.935cm" svg:y1="6.837cm" svg:x2="10.935cm" svg:y2="7.852cm" draw:start-shape="id170" draw:start-glue-point="2" draw:end-shape="id171" draw:end-glue-point="0" svg:d="m10935 6837v1015">
          <text:p/>
        </draw:connector>
        <draw:connector draw:style-name="gr2" draw:text-style-name="P2" draw:layer="layout" svg:x1="10.935cm" svg:y1="8.645cm" svg:x2="10.935cm" svg:y2="9.657cm" draw:start-shape="id171" draw:start-glue-point="2" draw:end-shape="id172" draw:end-glue-point="0" svg:d="m10935 8645v1012">
          <text:p/>
        </draw:connector>
        <draw:connector draw:style-name="gr2" draw:text-style-name="P2" draw:layer="layout" svg:x1="10.935cm" svg:y1="10.45cm" svg:x2="10.935cm" svg:y2="11.419cm" draw:start-shape="id172" draw:start-glue-point="2" draw:end-shape="id173" draw:end-glue-point="4" svg:d="m10935 10450v969">
          <text:p/>
        </draw:connector>
        <draw:frame draw:style-name="gr1" draw:text-style-name="P5" draw:layer="layout" svg:width="6.395cm" svg:height="0.806cm" svg:x="7.598cm" svg:y="13.424cm">
          <draw:text-box>
            <text:p><text:span text:style-name="T4">6. Kangaroo Review Visit</text:span></text:p>
          </draw:text-box>
        </draw:frame>
        <draw:custom-shape draw:style-name="gr3" draw:text-style-name="P3" xml:id="id174" draw:id="id174" draw:layer="layout" svg:width="3.443cm" svg:height="1.887cm" svg:x="9.215cm" svg:y="15.628cm">
          <text:p text:style-name="P2"><text:span text:style-name="T2">6.1. Given a </text:span></text:p>
          <text:p text:style-name="P2"><text:span text:style-name="T2">Baby that has passed</text:span></text:p>
          <text:p text:style-name="P2"><text:span text:style-name="T2">Through Kangaroo</text:span></text:p>
          <text:p text:style-name="P2"><text:span text:style-name="T2">wa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936cm" svg:y1="14.805cm" svg:x2="10.936cm" svg:y2="15.678cm">
          <text:p/>
        </draw:line>
        <draw:custom-shape draw:style-name="gr3" draw:text-style-name="P3" xml:id="id176" draw:id="id176" draw:layer="layout" svg:width="3.28cm" svg:height="0.793cm" svg:x="9.296cm" svg:y="20.256cm">
          <text:p text:style-name="P3">Appointment date</text:p>
          <draw:enhanced-geometry svg:viewBox="0 0 21600 21600" draw:type="rectangle" draw:enhanced-path="M 0 0 L 21600 0 21600 21600 0 21600 0 0 Z N"/>
        </draw:custom-shape>
        <draw:custom-shape draw:style-name="gr3" draw:text-style-name="P3" xml:id="id175" draw:id="id175" draw:layer="layout" svg:width="3.333cm" svg:height="0.793cm" svg:x="9.27cm" svg:y="18.489cm">
          <text:p text:style-name="P3">Weight</text:p>
          <draw:enhanced-geometry svg:viewBox="0 0 21600 21600" draw:type="rectangle" draw:enhanced-path="M 0 0 L 21600 0 21600 21600 0 21600 0 0 Z N"/>
        </draw:custom-shape>
        <draw:custom-shape draw:style-name="gr3" draw:text-style-name="P3" xml:id="id177" draw:id="id177" draw:layer="layout" svg:width="2.778cm" svg:height="1.111cm" svg:x="9.546cm" svg:y="22.02cm">
          <text:p text:style-name="P2"><text:span text:style-name="T2">Finish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2" draw:layer="layout" svg:x1="10.937cm" svg:y1="17.515cm" svg:x2="10.936cm" svg:y2="18.489cm" draw:start-shape="id174" draw:start-glue-point="8" draw:end-shape="id175" draw:end-glue-point="0" svg:d="m10937 17515v487h-1v487">
          <text:p/>
        </draw:connector>
        <draw:connector draw:style-name="gr2" draw:text-style-name="P2" draw:layer="layout" svg:x1="10.936cm" svg:y1="19.282cm" svg:x2="10.936cm" svg:y2="20.256cm" draw:start-shape="id175" draw:start-glue-point="2" draw:end-shape="id176" draw:end-glue-point="0" svg:d="m10936 19282v974">
          <text:p/>
        </draw:connector>
        <draw:connector draw:style-name="gr2" draw:text-style-name="P2" draw:layer="layout" svg:x1="10.936cm" svg:y1="21.049cm" svg:x2="10.935cm" svg:y2="22.02cm" draw:start-shape="id176" draw:start-glue-point="2" draw:end-shape="id177" draw:end-glue-point="4" svg:d="m10936 21049v485h-1v48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imwemwe Kachaje</meta:initial-creator>
    <meta:creation-date>2012-12-04T11:15:16</meta:creation-date>
    <dc:date>2012-12-05T10:49:55</dc:date>
    <dc:creator>Chimwemwe Kachaje</dc:creator>
    <meta:editing-duration>PT7H24M31S</meta:editing-duration>
    <meta:editing-cycles>243</meta:editing-cycles>
    <meta:generator>LibreOffice/3.6$Linux_X86_64 LibreOffice_project/360m1$Build-2</meta:generator>
    <meta:printed-by>Chimwemwe Kachaje</meta:printed-by>
    <meta:print-date>2012-12-05T07:49:43</meta:print-date>
    <meta:document-statistic meta:object-count="424"/>
  </office:meta>
</office:document-meta>
</file>